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1" style:family="table">
      <style:table-properties style:width="5.8125in" table:align="left"/>
    </style:style>
    <style:style style:name="Table11.A" style:family="table-column">
      <style:table-column-properties style:column-width="1.6472in"/>
    </style:style>
    <style:style style:name="Table11.B" style:family="table-column">
      <style:table-column-properties style:column-width="4.1653in"/>
    </style:style>
    <style:style style:name="Table11.A1" style:family="table-cell">
      <style:table-cell-properties style:vertical-align="middle" fo:padding="0.0194in" fo:border="none"/>
    </style:style>
    <style:style style:name="Table12" style:family="table">
      <style:table-properties style:width="5.316in" table:align="left"/>
    </style:style>
    <style:style style:name="Table12.A" style:family="table-column">
      <style:table-column-properties style:column-width="1.6472in"/>
    </style:style>
    <style:style style:name="Table12.B" style:family="table-column">
      <style:table-column-properties style:column-width="3.6688in"/>
    </style:style>
    <style:style style:name="Table12.A1" style:family="table-cell">
      <style:table-cell-properties style:vertical-align="middle" fo:padding="0.0194in" fo:border="none"/>
    </style:style>
    <style:style style:name="Table13" style:family="table">
      <style:table-properties style:width="5.525in" table:align="left"/>
    </style:style>
    <style:style style:name="Table13.A" style:family="table-column">
      <style:table-column-properties style:column-width="1.6472in"/>
    </style:style>
    <style:style style:name="Table13.B" style:family="table-column">
      <style:table-column-properties style:column-width="3.8778in"/>
    </style:style>
    <style:style style:name="Table13.A1" style:family="table-cell">
      <style:table-cell-properties style:vertical-align="middle" fo:padding="0.0194in" fo:border="none"/>
    </style:style>
    <style:style style:name="Table14" style:family="table">
      <style:table-properties style:width="5.8125in" table:align="left"/>
    </style:style>
    <style:style style:name="Table14.A" style:family="table-column">
      <style:table-column-properties style:column-width="1.6472in"/>
    </style:style>
    <style:style style:name="Table14.B" style:family="table-column">
      <style:table-column-properties style:column-width="4.1653in"/>
    </style:style>
    <style:style style:name="Table14.A1" style:family="table-cell">
      <style:table-cell-properties style:vertical-align="middle" fo:padding="0.0194in" fo:border="none"/>
    </style:style>
    <style:style style:name="Table15" style:family="table">
      <style:table-properties style:width="5.5285in" table:align="left"/>
    </style:style>
    <style:style style:name="Table15.A" style:family="table-column">
      <style:table-column-properties style:column-width="1.6472in"/>
    </style:style>
    <style:style style:name="Table15.B" style:family="table-column">
      <style:table-column-properties style:column-width="3.8813in"/>
    </style:style>
    <style:style style:name="Table15.A1" style:family="table-cell">
      <style:table-cell-properties style:vertical-align="middle" fo:padding="0.0194in" fo:border="none"/>
    </style:style>
    <style:style style:name="Table16" style:family="table">
      <style:table-properties style:width="5.641in" table:align="left"/>
    </style:style>
    <style:style style:name="Table16.A" style:family="table-column">
      <style:table-column-properties style:column-width="1.6472in"/>
    </style:style>
    <style:style style:name="Table16.B" style:family="table-column">
      <style:table-column-properties style:column-width="3.9938in"/>
    </style:style>
    <style:style style:name="Table16.A1" style:family="table-cell">
      <style:table-cell-properties style:vertical-align="middle" fo:padding="0.0194in" fo:border="none"/>
    </style:style>
    <style:style style:name="Table17" style:family="table">
      <style:table-properties style:width="6.6931in" fo:break-before="page" table:align="left"/>
    </style:style>
    <style:style style:name="Table17.A" style:family="table-column">
      <style:table-column-properties style:column-width="1.3625in"/>
    </style:style>
    <style:style style:name="Table17.B" style:family="table-column">
      <style:table-column-properties style:column-width="5.3306in"/>
    </style:style>
    <style:style style:name="Table17.A1" style:family="table-cell">
      <style:table-cell-properties style:vertical-align="middle" fo:padding="0.0194in" fo:border="none"/>
    </style:style>
    <style:style style:name="P1" style:family="paragraph" style:parent-style-name="Heading_20_3">
      <style:text-properties officeooo:paragraph-rsid="00128f4c"/>
    </style:style>
    <style:style style:name="P2" style:family="paragraph" style:parent-style-name="Heading_20_1">
      <style:text-properties officeooo:paragraph-rsid="00128f4c"/>
    </style:style>
    <style:style style:name="P3" style:family="paragraph" style:parent-style-name="Heading_20_1">
      <style:paragraph-properties fo:break-before="page"/>
      <style:text-properties officeooo:paragraph-rsid="0010d0e2"/>
    </style:style>
    <style:style style:name="P4" style:family="paragraph" style:parent-style-name="Heading_20_1">
      <style:paragraph-properties fo:break-before="page"/>
      <style:text-properties fo:font-size="10pt" officeooo:paragraph-rsid="0010d0e2" style:font-size-asian="10pt" style:font-size-complex="10pt"/>
    </style:style>
    <style:style style:name="P5" style:family="paragraph" style:parent-style-name="Heading_20_1">
      <style:paragraph-properties fo:break-before="page"/>
      <style:text-properties fo:font-size="10pt" officeooo:paragraph-rsid="00128f4c" style:font-size-asian="10pt" style:font-size-complex="10pt"/>
    </style:style>
    <style:style style:name="P6" style:family="paragraph" style:parent-style-name="Heading_20_1">
      <style:paragraph-properties fo:break-before="page"/>
      <style:text-properties officeooo:paragraph-rsid="00128f4c"/>
    </style:style>
    <style:style style:name="P7" style:family="paragraph" style:parent-style-name="Heading_20_1">
      <style:paragraph-properties fo:break-before="page"/>
      <style:text-properties officeooo:paragraph-rsid="0014cc17"/>
    </style:style>
    <style:style style:name="P8" style:family="paragraph" style:parent-style-name="Text_20_body">
      <style:text-properties officeooo:paragraph-rsid="0010d0e2"/>
    </style:style>
    <style:style style:name="P9" style:family="paragraph" style:parent-style-name="Text_20_body">
      <style:text-properties fo:font-size="10pt" officeooo:paragraph-rsid="00128f4c" style:font-size-asian="10pt" style:font-size-complex="10pt"/>
    </style:style>
    <style:style style:name="P10" style:family="paragraph" style:parent-style-name="Text_20_body">
      <style:text-properties officeooo:paragraph-rsid="00128f4c"/>
    </style:style>
    <style:style style:name="P11" style:family="paragraph" style:parent-style-name="Text_20_body">
      <style:text-properties officeooo:paragraph-rsid="0014cc17"/>
    </style:style>
    <style:style style:name="P12" style:family="paragraph" style:parent-style-name="Text_20_body">
      <style:text-properties officeooo:paragraph-rsid="00151c19"/>
    </style:style>
    <style:style style:name="P13" style:family="paragraph" style:parent-style-name="Table_20_Heading">
      <style:text-properties fo:font-size="2pt" style:font-size-asian="2pt" style:font-size-complex="2pt"/>
    </style:style>
    <style:style style:name="P14" style:family="paragraph" style:parent-style-name="Table_20_Heading">
      <style:text-properties fo:font-size="2pt" officeooo:paragraph-rsid="00128f4c" style:font-size-asian="2pt" style:font-size-complex="2pt"/>
    </style:style>
    <style:style style:name="P15" style:family="paragraph" style:parent-style-name="Table_20_Heading">
      <style:text-properties fo:font-size="10pt" style:font-size-asian="10pt" style:font-size-complex="10pt"/>
    </style:style>
    <style:style style:name="P16" style:family="paragraph" style:parent-style-name="Table_20_Heading">
      <style:text-properties fo:font-size="10pt" officeooo:paragraph-rsid="00128f4c" style:font-size-asian="10pt" style:font-size-complex="10pt"/>
    </style:style>
    <style:style style:name="P17" style:family="paragraph" style:parent-style-name="Table_20_Heading">
      <style:text-properties officeooo:paragraph-rsid="00128f4c"/>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officeooo:paragraph-rsid="00128f4c" style:font-size-asian="10pt" style:font-size-complex="10pt"/>
    </style:style>
    <style:style style:name="P20" style:family="paragraph" style:parent-style-name="Table_20_Contents">
      <style:text-properties officeooo:paragraph-rsid="00128f4c"/>
    </style:style>
    <style:style style:name="T1" style:family="text">
      <style:text-properties style:text-position="33% 80%"/>
    </style:style>
    <style:style style:name="T2" style:family="text">
      <style:text-properties style:text-position="33% 80%" fo:font-size="10pt" style:font-size-asian="10pt" style:font-size-complex="10pt"/>
    </style:style>
    <style:style style:name="T3" style:family="text">
      <style:text-properties fo:font-weight="bold"/>
    </style:style>
    <style:style style:name="T4" style:family="text">
      <style:text-properties officeooo:rsid="0010d0e2"/>
    </style:style>
    <style:style style:name="T5" style:family="text">
      <style:text-properties fo:font-style="italic"/>
    </style:style>
    <style:style style:name="T6" style:family="text">
      <style:text-properties fo:font-size="10pt" style:font-size-asian="10pt" style:font-size-complex="10pt"/>
    </style:style>
    <style:style style:name="T7" style:family="text">
      <style:text-properties fo:font-size="10pt" officeooo:rsid="0012b168" style:font-size-asian="10pt" style:font-size-complex="10pt"/>
    </style:style>
    <style:style style:name="T8" style:family="text">
      <style:text-properties fo:font-size="10pt" fo:font-weight="bold" style:font-size-asian="10pt" style:font-size-complex="10pt"/>
    </style:style>
    <style:style style:name="T9" style:family="text">
      <style:text-properties officeooo:rsid="00128f4c"/>
    </style:style>
    <style:style style:name="T10" style:family="text">
      <style:text-properties officeooo:rsid="0012b168"/>
    </style:style>
    <style:style style:name="T11" style:family="text">
      <style:text-properties officeooo:rsid="00130cd7"/>
    </style:style>
    <style:style style:name="T12" style:family="text">
      <style:text-properties officeooo:rsid="0014cc17"/>
    </style:style>
    <style:style style:name="T13" style:family="text">
      <style:text-properties officeooo:rsid="00151c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4">WOLF</text:span></text:h>
      <table:table table:name="Table11" table:style-name="Table11">
        <table:table-column table:style-name="Table11.A"/>
        <table:table-column table:style-name="Table11.B"/>
        <table:table-row>
          <table:table-cell table:style-name="Table11.A1" office:value-type="string">
            <text:p text:style-name="P17"><text:a xlink:type="simple" xlink:href="http://www.dandwiki.com/wiki/SRD:Reading_Creature_Entries#Size_and_Type">Size/Type</text:a>: </text:p>
          </table:table-cell>
          <table:table-cell table:style-name="Table11.A1" office:value-type="string">
            <text:p text:style-name="P20">Medium <text:a xlink:type="simple" xlink:href="http://www.dandwiki.com/wiki/SRD:Animal_Type">Animal</text:a> </text:p>
          </table:table-cell>
        </table:table-row>
        <table:table-row>
          <table:table-cell table:style-name="Table11.A1" office:value-type="string">
            <text:p text:style-name="P17"><text:a xlink:type="simple" xlink:href="http://www.dandwiki.com/wiki/SRD:Reading_Creature_Entries#Hit_Dice">Hit Dice</text:a>: </text:p>
          </table:table-cell>
          <table:table-cell table:style-name="Table11.A1" office:value-type="string">
            <text:p text:style-name="P20">2d8+4 <text:span text:style-name="T9">+4</text:span>(1<text:span text:style-name="T9">7</text:span> hp) </text:p>
          </table:table-cell>
        </table:table-row>
        <table:table-row>
          <table:table-cell table:style-name="Table11.A1" office:value-type="string">
            <text:p text:style-name="P17"><text:a xlink:type="simple" xlink:href="http://www.dandwiki.com/wiki/SRD:Reading_Creature_Entries#Initiative">Initiative</text:a>: </text:p>
          </table:table-cell>
          <table:table-cell table:style-name="Table11.A1" office:value-type="string">
            <text:p text:style-name="P20">+2 </text:p>
          </table:table-cell>
        </table:table-row>
        <table:table-row>
          <table:table-cell table:style-name="Table11.A1" office:value-type="string">
            <text:p text:style-name="P17"><text:a xlink:type="simple" xlink:href="http://www.dandwiki.com/wiki/SRD:Reading_Creature_Entries#Speed">Speed</text:a>: </text:p>
          </table:table-cell>
          <table:table-cell table:style-name="Table11.A1" office:value-type="string">
            <text:p text:style-name="P20">50 ft. (10 squares) </text:p>
          </table:table-cell>
        </table:table-row>
        <table:table-row>
          <table:table-cell table:style-name="Table11.A1" office:value-type="string">
            <text:p text:style-name="P17"><text:a xlink:type="simple" xlink:href="http://www.dandwiki.com/wiki/SRD:Reading_Creature_Entries#Armor_Class">Armor Class</text:a>: </text:p>
          </table:table-cell>
          <table:table-cell table:style-name="Table11.A1" office:value-type="string">
            <text:p text:style-name="P20">14 (+2 <text:a xlink:type="simple" xlink:href="http://www.dandwiki.com/wiki/SRD:Dexterity">Dex</text:a>, +2 natural), touch 12, <text:a xlink:type="simple" xlink:href="http://www.dandwiki.com/wiki/SRD:Flat-Footed">flat-footed</text:a> 12 </text:p>
          </table:table-cell>
        </table:table-row>
        <table:table-row>
          <table:table-cell table:style-name="Table11.A1" office:value-type="string">
            <text:p text:style-name="P17"><text:a xlink:type="simple" xlink:href="http://www.dandwiki.com/wiki/SRD:Reading_Creature_Entries#Base_Attack.2FGrapple">Base Attack/Grapple</text:a>: </text:p>
          </table:table-cell>
          <table:table-cell table:style-name="Table11.A1" office:value-type="string">
            <text:p text:style-name="P20">+1/+<text:span text:style-name="T9">4</text:span></text:p>
          </table:table-cell>
        </table:table-row>
        <table:table-row>
          <table:table-cell table:style-name="Table11.A1" office:value-type="string">
            <text:p text:style-name="P17"><text:a xlink:type="simple" xlink:href="http://www.dandwiki.com/wiki/SRD:Reading_Creature_Entries#Attack">Attack</text:a>: </text:p>
          </table:table-cell>
          <table:table-cell table:style-name="Table11.A1" office:value-type="string">
            <text:p text:style-name="P20">Bite +<text:span text:style-name="T9">5</text:span> melee (1d6+<text:span text:style-name="T9">3</text:span>) </text:p>
          </table:table-cell>
        </table:table-row>
        <table:table-row>
          <table:table-cell table:style-name="Table11.A1" office:value-type="string">
            <text:p text:style-name="P17"><text:a xlink:type="simple" xlink:href="http://www.dandwiki.com/wiki/SRD:Reading_Creature_Entries#Full_Attack">Full Attack</text:a>: </text:p>
          </table:table-cell>
          <table:table-cell table:style-name="Table11.A1" office:value-type="string">
            <text:p text:style-name="P20">Bite +<text:span text:style-name="T9">5</text:span> melee (1d6<text:span text:style-name="T9">+3</text:span>) </text:p>
          </table:table-cell>
        </table:table-row>
        <table:table-row>
          <table:table-cell table:style-name="Table11.A1" office:value-type="string">
            <text:p text:style-name="P17"><text:a xlink:type="simple" xlink:href="http://www.dandwiki.com/wiki/SRD:Reading_Creature_Entries#Space.2FReach">Space/Reach</text:a>: </text:p>
          </table:table-cell>
          <table:table-cell table:style-name="Table11.A1" office:value-type="string">
            <text:p text:style-name="P20">5 ft./5 ft. </text:p>
          </table:table-cell>
        </table:table-row>
        <table:table-row>
          <table:table-cell table:style-name="Table11.A1" office:value-type="string">
            <text:p text:style-name="P17"><text:a xlink:type="simple" xlink:href="http://www.dandwiki.com/wiki/SRD:Reading_Creature_Entries#Special_Attacks_and_Special_Qualities">Special Attacks</text:a>: </text:p>
          </table:table-cell>
          <table:table-cell table:style-name="Table11.A1" office:value-type="string">
            <text:p text:style-name="P20"><text:a xlink:type="simple" xlink:href="http://www.dandwiki.com/wiki/SRD:Trip">Trip</text:a> </text:p>
          </table:table-cell>
        </table:table-row>
        <table:table-row>
          <table:table-cell table:style-name="Table11.A1" office:value-type="string">
            <text:p text:style-name="P17"><text:a xlink:type="simple" xlink:href="http://www.dandwiki.com/wiki/SRD:Reading_Creature_Entries#Special_Attacks_and_Special_Qualities">Special Qualities</text:a>: </text:p>
          </table:table-cell>
          <table:table-cell table:style-name="Table11.A1" office:value-type="string">
            <text:p text:style-name="P20"><text:a xlink:type="simple" xlink:href="http://www.dandwiki.com/wiki/SRD:Low-Light_Vision">Low-light vision</text:a>, <text:a xlink:type="simple" xlink:href="http://www.dandwiki.com/wiki/SRD:Scent">scent</text:a> </text:p>
          </table:table-cell>
        </table:table-row>
        <table:table-row>
          <table:table-cell table:style-name="Table11.A1" office:value-type="string">
            <text:p text:style-name="P17"><text:a xlink:type="simple" xlink:href="http://www.dandwiki.com/wiki/SRD:Reading_Creature_Entries#Saves">Saves</text:a>: </text:p>
          </table:table-cell>
          <table:table-cell table:style-name="Table11.A1" office:value-type="string">
            <text:p text:style-name="P20">Fort +<text:span text:style-name="T9">7</text:span>, Ref +5, Will +1 </text:p>
          </table:table-cell>
        </table:table-row>
        <table:table-row>
          <table:table-cell table:style-name="Table11.A1" office:value-type="string">
            <text:p text:style-name="P17"><text:a xlink:type="simple" xlink:href="http://www.dandwiki.com/wiki/SRD:Reading_Creature_Entries#Abilities">Abilities</text:a>: </text:p>
          </table:table-cell>
          <table:table-cell table:style-name="Table11.A1" office:value-type="string">
            <text:p text:style-name="P20"><text:a xlink:type="simple" xlink:href="http://www.dandwiki.com/wiki/SRD:Strength">Str</text:a> 1<text:span text:style-name="T9">7</text:span>, <text:a xlink:type="simple" xlink:href="http://www.dandwiki.com/wiki/SRD:Dexterity">Dex</text:a> 15, <text:a xlink:type="simple" xlink:href="http://www.dandwiki.com/wiki/SRD:Constitution">Con</text:a> 1<text:span text:style-name="T9">9</text:span>,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1.A1" office:value-type="string">
            <text:p text:style-name="P17"><text:a xlink:type="simple" xlink:href="http://www.dandwiki.com/wiki/SRD:Reading_Creature_Entries#Skills">Skills</text:a>: </text:p>
          </table:table-cell>
          <table:table-cell table:style-name="Table11.A1" office:value-type="string">
            <text:p text:style-name="P20"><text:a xlink:type="simple" xlink:href="http://www.dandwiki.com/wiki/SRD:Hide_Skill">Hide</text:a> +2, <text:a xlink:type="simple" xlink:href="http://www.dandwiki.com/wiki/SRD:Listen_Skill">Listen</text:a> +3, <text:a xlink:type="simple" xlink:href="http://www.dandwiki.com/wiki/SRD:Move_Silently_Skill">Move Silently</text:a> +3, <text:a xlink:type="simple" xlink:href="http://www.dandwiki.com/wiki/SRD:Spot_Skill">Spot</text:a> +3, <text:a xlink:type="simple" xlink:href="http://www.dandwiki.com/wiki/SRD:Survival_Skill">Survival</text:a> +1* </text:p>
          </table:table-cell>
        </table:table-row>
        <table:table-row>
          <table:table-cell table:style-name="Table11.A1" office:value-type="string">
            <text:p text:style-name="P17"><text:a xlink:type="simple" xlink:href="http://www.dandwiki.com/wiki/SRD:Reading_Creature_Entries#Feats">Feats</text:a>: </text:p>
          </table:table-cell>
          <table:table-cell table:style-name="Table11.A1" office:value-type="string">
            <text:p text:style-name="P20"><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1.A1" office:value-type="string">
            <text:p text:style-name="P17"><text:a xlink:type="simple" xlink:href="http://www.dandwiki.com/wiki/SRD:Reading_Creature_Entries#Environment">Environment</text:a>: </text:p>
          </table:table-cell>
          <table:table-cell table:style-name="Table11.A1" office:value-type="string">
            <text:p text:style-name="P20">Temperate forests </text:p>
          </table:table-cell>
        </table:table-row>
        <table:table-row>
          <table:table-cell table:style-name="Table11.A1" office:value-type="string">
            <text:p text:style-name="P17"><text:a xlink:type="simple" xlink:href="http://www.dandwiki.com/wiki/SRD:Reading_Creature_Entries#Organization">Organization</text:a>: </text:p>
          </table:table-cell>
          <table:table-cell table:style-name="Table11.A1" office:value-type="string">
            <text:p text:style-name="P20">Solitary, pair, or pack (7–16) </text:p>
          </table:table-cell>
        </table:table-row>
        <table:table-row>
          <table:table-cell table:style-name="Table11.A1" office:value-type="string">
            <text:p text:style-name="P17"><text:a xlink:type="simple" xlink:href="http://www.dandwiki.com/wiki/SRD:Reading_Creature_Entries#Challenge_Rating">Challenge Rating</text:a>: </text:p>
          </table:table-cell>
          <table:table-cell table:style-name="Table11.A1" office:value-type="string">
            <text:p text:style-name="P20">1 </text:p>
          </table:table-cell>
        </table:table-row>
        <table:table-row>
          <table:table-cell table:style-name="Table11.A1" office:value-type="string">
            <text:p text:style-name="P17"><text:a xlink:type="simple" xlink:href="http://www.dandwiki.com/wiki/SRD:Reading_Creature_Entries#Treasure">Treasure</text:a>: </text:p>
          </table:table-cell>
          <table:table-cell table:style-name="Table11.A1" office:value-type="string">
            <text:p text:style-name="P20">None </text:p>
          </table:table-cell>
        </table:table-row>
        <table:table-row>
          <table:table-cell table:style-name="Table11.A1" office:value-type="string">
            <text:p text:style-name="P17"><text:a xlink:type="simple" xlink:href="http://www.dandwiki.com/wiki/SRD:Reading_Creature_Entries#Alignment">Alignment</text:a>: </text:p>
          </table:table-cell>
          <table:table-cell table:style-name="Table11.A1" office:value-type="string">
            <text:p text:style-name="P20"><text:a xlink:type="simple" xlink:href="http://www.dandwiki.com/wiki/SRD:Neutral">Always neutral</text:a> </text:p>
          </table:table-cell>
        </table:table-row>
        <table:table-row>
          <table:table-cell table:style-name="Table11.A1" office:value-type="string">
            <text:p text:style-name="P17"><text:a xlink:type="simple" xlink:href="http://www.dandwiki.com/wiki/SRD:Reading_Creature_Entries#Advancement">Advancement</text:a>: </text:p>
          </table:table-cell>
          <table:table-cell table:style-name="Table11.A1" office:value-type="string">
            <text:p text:style-name="P20">3 <text:a xlink:type="simple" xlink:href="http://www.dandwiki.com/wiki/SRD:Hit_Dice">HD</text:a> (Medium); 4–6 <text:a xlink:type="simple" xlink:href="http://www.dandwiki.com/wiki/SRD:Hit_Dice">HD</text:a> (Large) </text:p>
          </table:table-cell>
        </table:table-row>
        <table:table-row>
          <table:table-cell table:style-name="Table11.A1" office:value-type="string">
            <text:p text:style-name="P17"><text:a xlink:type="simple" xlink:href="http://www.dandwiki.com/wiki/SRD:Reading_Creature_Entries#Level_Adjustment">Level Adjustment</text:a>: </text:p>
          </table:table-cell>
          <table:table-cell table:style-name="Table11.A1" office:value-type="string">
            <text:p text:style-name="P20">— </text:p>
          </table:table-cell>
        </table:table-row>
      </table:table>
      <text:p text:style-name="P10">Wolves are pack hunters known for their persistence and cunning. </text:p>
      <text:h text:style-name="P1" text:outline-level="3"><text:bookmark text:name="COMBAT6"/>COMBAT</text:h>
      <text:p text:style-name="P10">A favorite tactic is to send a few individuals against the foe’s front while the rest of the pack circles and attacks from the flanks or rear. </text:p>
      <text:p text:style-name="P10"><text:a xlink:type="simple" xlink:href="http://www.dandwiki.com/wiki/SRD:Trip"><text:span text:style-name="T3">Trip</text:span></text:a><text:span text:style-name="T3"> (</text:span><text:a xlink:type="simple" xlink:href="http://www.dandwiki.com/wiki/SRD:Ex"><text:span text:style-name="T3">Ex</text:span></text:a><text:span text:style-name="T3">):</text:span> A wolf that hits with a bite attack can attempt to <text:a xlink:type="simple" xlink:href="http://www.dandwiki.com/wiki/SRD:Trip">trip</text:a> the opponent (+<text:span text:style-name="T11">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ext:a xlink:type="simple" xlink:href="http://www.dandwiki.com/wiki/SRD:Trip">trip</text:a> the wolf. </text:p>
      <text:p text:style-name="P10"><text:a xlink:type="simple" xlink:href="http://www.dandwiki.com/wiki/SRD:Skills_%28Creature_Statistic%29"><text:span text:style-name="T3">Skills:</text:span></text:a> *Wolves have a +4 racial bonus on <text:a xlink:type="simple" xlink:href="http://www.dandwiki.com/wiki/SRD:Survival_Skill">Survival</text:a> checks when tracking by <text:a xlink:type="simple" xlink:href="http://www.dandwiki.com/wiki/SRD:Scent">scent</text:a>. </text:p>
      <text:p text:style-name="P10"><text:span text:style-name="T4"/></text:p>
      <text:h text:style-name="P6" text:outline-level="1"><text:bookmark text:name="CROCODILE1"/><text:span text:style-name="T4">CROCODILE</text:span></text:h>
      <table:table table:name="Table12" table:style-name="Table12">
        <table:table-column table:style-name="Table12.A"/>
        <table:table-column table:style-name="Table12.B"/>
        <table:table-row>
          <table:table-cell table:style-name="Table12.A1" office:value-type="string">
            <text:p text:style-name="P17"><text:a xlink:type="simple" xlink:href="http://www.dandwiki.com/wiki/SRD:Reading_Creature_Entries#Size_and_Type">Size/Type</text:a>: </text:p>
          </table:table-cell>
          <table:table-cell table:style-name="Table12.A1" office:value-type="string">
            <text:p text:style-name="P20">Medium <text:a xlink:type="simple" xlink:href="http://www.dandwiki.com/wiki/SRD:Animal_Type">Animal</text:a> </text:p>
          </table:table-cell>
        </table:table-row>
        <table:table-row>
          <table:table-cell table:style-name="Table12.A1" office:value-type="string">
            <text:p text:style-name="P17"><text:a xlink:type="simple" xlink:href="http://www.dandwiki.com/wiki/SRD:Reading_Creature_Entries#Hit_Dice">Hit Dice</text:a>: </text:p>
          </table:table-cell>
          <table:table-cell table:style-name="Table12.A1" office:value-type="string">
            <text:p text:style-name="P20">3d8+9<text:span text:style-name="T9">+6</text:span> (2<text:span text:style-name="T9">8</text:span> hp) </text:p>
          </table:table-cell>
        </table:table-row>
        <table:table-row>
          <table:table-cell table:style-name="Table12.A1" office:value-type="string">
            <text:p text:style-name="P17"><text:a xlink:type="simple" xlink:href="http://www.dandwiki.com/wiki/SRD:Reading_Creature_Entries#Initiative">Initiative</text:a>: </text:p>
          </table:table-cell>
          <table:table-cell table:style-name="Table12.A1" office:value-type="string">
            <text:p text:style-name="P20">+1 </text:p>
          </table:table-cell>
        </table:table-row>
        <table:table-row>
          <table:table-cell table:style-name="Table12.A1" office:value-type="string">
            <text:p text:style-name="P17"><text:a xlink:type="simple" xlink:href="http://www.dandwiki.com/wiki/SRD:Reading_Creature_Entries#Speed">Speed</text:a>: </text:p>
          </table:table-cell>
          <table:table-cell table:style-name="Table12.A1" office:value-type="string">
            <text:p text:style-name="P20">20 ft. (4 squares), swim 30 ft. </text:p>
          </table:table-cell>
        </table:table-row>
        <table:table-row>
          <table:table-cell table:style-name="Table12.A1" office:value-type="string">
            <text:p text:style-name="P17"><text:a xlink:type="simple" xlink:href="http://www.dandwiki.com/wiki/SRD:Reading_Creature_Entries#Armor_Class">Armor Class</text:a>: </text:p>
          </table:table-cell>
          <table:table-cell table:style-name="Table12.A1" office:value-type="string">
            <text:p text:style-name="P20">15 (+1 <text:a xlink:type="simple" xlink:href="http://www.dandwiki.com/wiki/SRD:Dexterity">Dex</text:a>, +4 natural), touch 11, <text:a xlink:type="simple" xlink:href="http://www.dandwiki.com/wiki/SRD:Flat-Footed">flat-footed</text:a> 14 </text:p>
          </table:table-cell>
        </table:table-row>
        <table:table-row>
          <table:table-cell table:style-name="Table12.A1" office:value-type="string">
            <text:p text:style-name="P17"><text:a xlink:type="simple" xlink:href="http://www.dandwiki.com/wiki/SRD:Reading_Creature_Entries#Base_Attack.2FGrapple">Base Attack/Grapple</text:a>: </text:p>
          </table:table-cell>
          <table:table-cell table:style-name="Table12.A1" office:value-type="string">
            <text:p text:style-name="P20">+2/+<text:span text:style-name="T9">8</text:span></text:p>
          </table:table-cell>
        </table:table-row>
        <table:table-row>
          <table:table-cell table:style-name="Table12.A1" office:value-type="string">
            <text:p text:style-name="P17"><text:a xlink:type="simple" xlink:href="http://www.dandwiki.com/wiki/SRD:Reading_Creature_Entries#Attack">Attack</text:a>: </text:p>
          </table:table-cell>
          <table:table-cell table:style-name="Table12.A1" office:value-type="string">
            <text:p text:style-name="P20">Bite +<text:span text:style-name="T9">8</text:span> melee (1d8+<text:span text:style-name="T9">8</text:span>) or tail slap +<text:span text:style-name="T9">8</text:span> melee (1d12+<text:span text:style-name="T9">8</text:span>) </text:p>
          </table:table-cell>
        </table:table-row>
        <table:table-row>
          <table:table-cell table:style-name="Table12.A1" office:value-type="string">
            <text:p text:style-name="P17"><text:a xlink:type="simple" xlink:href="http://www.dandwiki.com/wiki/SRD:Reading_Creature_Entries#Full_Attack">Full Attack</text:a>: </text:p>
          </table:table-cell>
          <table:table-cell table:style-name="Table12.A1" office:value-type="string">
            <text:p text:style-name="P20">Bite +<text:span text:style-name="T9">8</text:span> melee (1d8+<text:span text:style-name="T9">8</text:span>) or tail slap +<text:span text:style-name="T9">8</text:span> melee (1d12+<text:span text:style-name="T9">8</text:span>) </text:p>
          </table:table-cell>
        </table:table-row>
        <table:table-row>
          <table:table-cell table:style-name="Table12.A1" office:value-type="string">
            <text:p text:style-name="P17"><text:a xlink:type="simple" xlink:href="http://www.dandwiki.com/wiki/SRD:Reading_Creature_Entries#Space.2FReach">Space/Reach</text:a>: </text:p>
          </table:table-cell>
          <table:table-cell table:style-name="Table12.A1" office:value-type="string">
            <text:p text:style-name="P20">5 ft./5 ft. </text:p>
          </table:table-cell>
        </table:table-row>
        <table:table-row>
          <table:table-cell table:style-name="Table12.A1" office:value-type="string">
            <text:p text:style-name="P17"><text:a xlink:type="simple" xlink:href="http://www.dandwiki.com/wiki/SRD:Reading_Creature_Entries#Special_Attacks_and_Special_Qualities">Special Attacks</text:a>: </text:p>
          </table:table-cell>
          <table:table-cell table:style-name="Table12.A1" office:value-type="string">
            <text:p text:style-name="P20"><text:a xlink:type="simple" xlink:href="http://www.dandwiki.com/wiki/SRD:Improved_Grab">Improved grab</text:a> </text:p>
          </table:table-cell>
        </table:table-row>
        <table:table-row>
          <table:table-cell table:style-name="Table12.A1" office:value-type="string">
            <text:p text:style-name="P17"><text:a xlink:type="simple" xlink:href="http://www.dandwiki.com/wiki/SRD:Reading_Creature_Entries#Special_Attacks_and_Special_Qualities">Special Qualities</text:a>: </text:p>
          </table:table-cell>
          <table:table-cell table:style-name="Table12.A1" office:value-type="string">
            <text:p text:style-name="P20">Hold breath, <text:a xlink:type="simple" xlink:href="http://www.dandwiki.com/wiki/SRD:Low-Light_Vision">low-light vision</text:a> </text:p>
          </table:table-cell>
        </table:table-row>
        <table:table-row>
          <table:table-cell table:style-name="Table12.A1" office:value-type="string">
            <text:p text:style-name="P17"><text:a xlink:type="simple" xlink:href="http://www.dandwiki.com/wiki/SRD:Reading_Creature_Entries#Saves">Saves</text:a>: </text:p>
          </table:table-cell>
          <table:table-cell table:style-name="Table12.A1" office:value-type="string">
            <text:p text:style-name="P20">Fort +<text:span text:style-name="T9">8,</text:span> Ref +4, Will +2 </text:p>
          </table:table-cell>
        </table:table-row>
        <table:table-row>
          <table:table-cell table:style-name="Table12.A1" office:value-type="string">
            <text:p text:style-name="P17"><text:a xlink:type="simple" xlink:href="http://www.dandwiki.com/wiki/SRD:Reading_Creature_Entries#Abilities">Abilities</text:a>: </text:p>
          </table:table-cell>
          <table:table-cell table:style-name="Table12.A1" office:value-type="string">
            <text:p text:style-name="P20"><text:a xlink:type="simple" xlink:href="http://www.dandwiki.com/wiki/SRD:Strength">Str</text:a> <text:span text:style-name="T9">23</text:span>, <text:a xlink:type="simple" xlink:href="http://www.dandwiki.com/wiki/SRD:Dexterity">Dex</text:a> 12, <text:a xlink:type="simple" xlink:href="http://www.dandwiki.com/wiki/SRD:Constitution">Con</text:a> <text:span text:style-name="T9">21</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2.A1" office:value-type="string">
            <text:p text:style-name="P17"><text:a xlink:type="simple" xlink:href="http://www.dandwiki.com/wiki/SRD:Reading_Creature_Entries#Skills">Skills</text:a>: </text:p>
          </table:table-cell>
          <table:table-cell table:style-name="Table12.A1" office:value-type="string">
            <text:p text:style-name="P20"><text:a xlink:type="simple" xlink:href="http://www.dandwiki.com/wiki/SRD:Hide_Skill">Hide</text:a> +7*, <text:a xlink:type="simple" xlink:href="http://www.dandwiki.com/wiki/SRD:Listen_Skill">Listen</text:a> +4, <text:a xlink:type="simple" xlink:href="http://www.dandwiki.com/wiki/SRD:Spot_Skill">Spot</text:a> +4, <text:a xlink:type="simple" xlink:href="http://www.dandwiki.com/wiki/SRD:Swim_Skill">Swim</text:a> +12 </text:p>
          </table:table-cell>
        </table:table-row>
        <table:table-row>
          <table:table-cell table:style-name="Table12.A1" office:value-type="string">
            <text:p text:style-name="P17"><text:a xlink:type="simple" xlink:href="http://www.dandwiki.com/wiki/SRD:Reading_Creature_Entries#Feats">Feats</text:a>: </text:p>
          </table:table-cell>
          <table:table-cell table:style-name="Table12.A1" office:value-type="string">
            <text:p text:style-name="P20"><text:a xlink:type="simple" xlink:href="http://www.dandwiki.com/wiki/SRD:Alertness">Alertness</text:a>, <text:a xlink:type="simple" xlink:href="http://www.dandwiki.com/wiki/SRD:Skill_Focus">Skill Focus</text:a> (<text:a xlink:type="simple" xlink:href="http://www.dandwiki.com/wiki/SRD:Hide_Skill">Hide</text:a>) </text:p>
          </table:table-cell>
        </table:table-row>
        <table:table-row>
          <table:table-cell table:style-name="Table12.A1" office:value-type="string">
            <text:p text:style-name="P17"><text:a xlink:type="simple" xlink:href="http://www.dandwiki.com/wiki/SRD:Reading_Creature_Entries#Environment">Environment</text:a>: </text:p>
          </table:table-cell>
          <table:table-cell table:style-name="Table12.A1" office:value-type="string">
            <text:p text:style-name="P20">Warm marshes </text:p>
          </table:table-cell>
        </table:table-row>
        <table:table-row>
          <table:table-cell table:style-name="Table12.A1" office:value-type="string">
            <text:p text:style-name="P17"><text:a xlink:type="simple" xlink:href="http://www.dandwiki.com/wiki/SRD:Reading_Creature_Entries#Organization">Organization</text:a>: </text:p>
          </table:table-cell>
          <table:table-cell table:style-name="Table12.A1" office:value-type="string">
            <text:p text:style-name="P20">Solitary or colony (6–11) </text:p>
          </table:table-cell>
        </table:table-row>
        <table:table-row>
          <table:table-cell table:style-name="Table12.A1" office:value-type="string">
            <text:p text:style-name="P17"><text:a xlink:type="simple" xlink:href="http://www.dandwiki.com/wiki/SRD:Reading_Creature_Entries#Challenge_Rating">Challenge Rating</text:a>: </text:p>
          </table:table-cell>
          <table:table-cell table:style-name="Table12.A1" office:value-type="string">
            <text:p text:style-name="P20">2 </text:p>
          </table:table-cell>
        </table:table-row>
        <table:table-row>
          <table:table-cell table:style-name="Table12.A1" office:value-type="string">
            <text:p text:style-name="P17"><text:a xlink:type="simple" xlink:href="http://www.dandwiki.com/wiki/SRD:Reading_Creature_Entries#Treasure">Treasure</text:a>: </text:p>
          </table:table-cell>
          <table:table-cell table:style-name="Table12.A1" office:value-type="string">
            <text:p text:style-name="P20">None </text:p>
          </table:table-cell>
        </table:table-row>
        <table:table-row>
          <table:table-cell table:style-name="Table12.A1" office:value-type="string">
            <text:p text:style-name="P17"><text:a xlink:type="simple" xlink:href="http://www.dandwiki.com/wiki/SRD:Reading_Creature_Entries#Alignment">Alignment</text:a>: </text:p>
          </table:table-cell>
          <table:table-cell table:style-name="Table12.A1" office:value-type="string">
            <text:p text:style-name="P20"><text:a xlink:type="simple" xlink:href="http://www.dandwiki.com/wiki/SRD:Neutral">Always neutral</text:a> </text:p>
          </table:table-cell>
        </table:table-row>
        <table:table-row>
          <table:table-cell table:style-name="Table12.A1" office:value-type="string">
            <text:p text:style-name="P17"><text:a xlink:type="simple" xlink:href="http://www.dandwiki.com/wiki/SRD:Reading_Creature_Entries#Advancement">Advancement</text:a>: </text:p>
          </table:table-cell>
          <table:table-cell table:style-name="Table12.A1" office:value-type="string">
            <text:p text:style-name="P20">4–5 <text:a xlink:type="simple" xlink:href="http://www.dandwiki.com/wiki/SRD:Hit_Dice">HD</text:a> (Medium) </text:p>
          </table:table-cell>
        </table:table-row>
        <table:table-row>
          <table:table-cell table:style-name="Table12.A1" office:value-type="string">
            <text:p text:style-name="P17"><text:a xlink:type="simple" xlink:href="http://www.dandwiki.com/wiki/SRD:Reading_Creature_Entries#Level_Adjustment">Level Adjustment</text:a>: </text:p>
          </table:table-cell>
          <table:table-cell table:style-name="Table12.A1" office:value-type="string">
            <text:p text:style-name="P20">— </text:p>
          </table:table-cell>
        </table:table-row>
      </table:table>
      <text:p text:style-name="P10">Crocodiles are aggressive predators 11 to 12 feet long. They lie mostly submerged in rivers or marshes, with only their eyes and nostrils showing, waiting for prey to come within reach. </text:p>
      <text:h text:style-name="P1" text:outline-level="3"><text:bookmark text:name="COMBAT11"/>COMBAT</text:h>
      <text:p text:style-name="P10"><text:a xlink:type="simple" xlink:href="http://www.dandwiki.com/wiki/SRD:Improved_Grab"><text:span text:style-name="T3">Improved Grab</text:span></text:a><text:span text:style-name="T3"> (</text:span><text:a xlink:type="simple" xlink:href="http://www.dandwiki.com/wiki/SRD:Ex"><text:span text:style-name="T3">Ex</text:span></text:a><text:span text:style-name="T3">):</text:span> To use this ability, a crocodile must hit with its bite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If it wins the <text:a xlink:type="simple" xlink:href="http://www.dandwiki.com/wiki/SRD:Grapple">grapple check</text:a>, the crocodile establishes a hold on the opponent with its mouth and drags it into deep water, attempting to pin it to the bottom. </text:p>
      <text:p text:style-name="P10"><text:span text:style-name="T3">Hold Breath (</text:span><text:a xlink:type="simple" xlink:href="http://www.dandwiki.com/wiki/SRD:Ex"><text:span text:style-name="T3">Ex</text:span></text:a><text:span text:style-name="T3">):</text:span> A crocodile can hold its breath for a number of rounds equal to 4 x its <text:a xlink:type="simple" xlink:href="http://www.dandwiki.com/wiki/SRD:Constitution">Constitution</text:a> score before it risks drowning. </text:p>
      <text:p text:style-name="P10"><text:a xlink:type="simple" xlink:href="http://www.dandwiki.com/wiki/SRD:Skills_%28Creature_Statistic%29"><text:span text:style-name="T3">Skills:</text:span></text:a> A crocodile has a +8 racial bonus on any <text:a xlink:type="simple" xlink:href="http://www.dandwiki.com/wiki/SRD:Swim_Skill">Swim</text:a> check to perform some special action or avoid a hazard. It can always choose to take 10 on a <text:a xlink:type="simple" xlink:href="http://www.dandwiki.com/wiki/SRD:Swim_Skill">Swim</text:a> check, even if distracted or endangered. It can use the run action while swimming, provided it swims in a straight line. </text:p>
      <text:p text:style-name="P10">*A crocodile gains a +4 racial bonus on <text:a xlink:type="simple" xlink:href="http://www.dandwiki.com/wiki/SRD:Hide_Skill">Hide</text:a> checks when in the water. Further, a crocodile can lie in the water with only its eyes and nostrils showing, gaining a +10 <text:a xlink:type="simple" xlink:href="http://www.dandwiki.com/wiki/SRD:Cover">cover</text:a> bonus on <text:a xlink:type="simple" xlink:href="http://www.dandwiki.com/wiki/SRD:Hide_Skill">Hide</text:a> checks. </text:p>
      <text:p text:style-name="P10"><text:span text:style-name="T4"/></text:p>
      <text:h text:style-name="P6" text:outline-level="1"><text:bookmark text:name="HIPPOGRIFF1"/><text:span text:style-name="T4">HIPPOGRIFF</text:span></text:h>
      <table:table table:name="Table13" table:style-name="Table13">
        <table:table-column table:style-name="Table13.A"/>
        <table:table-column table:style-name="Table13.B"/>
        <table:table-row>
          <table:table-cell table:style-name="Table13.A1" office:value-type="string">
            <text:p text:style-name="P17"><text:a xlink:type="simple" xlink:href="http://www.dandwiki.com/wiki/SRD:Reading_Creature_Entries#Size_and_Type">Size/Type</text:a>: </text:p>
          </table:table-cell>
          <table:table-cell table:style-name="Table13.A1" office:value-type="string">
            <text:p text:style-name="P20">Large <text:a xlink:type="simple" xlink:href="http://www.dandwiki.com/wiki/SRD:Magical_Beast_Type">Magical Beast</text:a> </text:p>
          </table:table-cell>
        </table:table-row>
        <table:table-row>
          <table:table-cell table:style-name="Table13.A1" office:value-type="string">
            <text:p text:style-name="P17"><text:a xlink:type="simple" xlink:href="http://www.dandwiki.com/wiki/SRD:Reading_Creature_Entries#Hit_Dice">Hit Dice</text:a>: </text:p>
          </table:table-cell>
          <table:table-cell table:style-name="Table13.A1" office:value-type="string">
            <text:p text:style-name="P20">3d10+9<text:span text:style-name="T9">+6</text:span> (<text:span text:style-name="T9">31</text:span> hp) </text:p>
          </table:table-cell>
        </table:table-row>
        <table:table-row>
          <table:table-cell table:style-name="Table13.A1" office:value-type="string">
            <text:p text:style-name="P17"><text:a xlink:type="simple" xlink:href="http://www.dandwiki.com/wiki/SRD:Reading_Creature_Entries#Initiative">Initiative</text:a>: </text:p>
          </table:table-cell>
          <table:table-cell table:style-name="Table13.A1" office:value-type="string">
            <text:p text:style-name="P20">+2 </text:p>
          </table:table-cell>
        </table:table-row>
        <table:table-row>
          <table:table-cell table:style-name="Table13.A1" office:value-type="string">
            <text:p text:style-name="P17"><text:a xlink:type="simple" xlink:href="http://www.dandwiki.com/wiki/SRD:Reading_Creature_Entries#Speed">Speed</text:a>: </text:p>
          </table:table-cell>
          <table:table-cell table:style-name="Table13.A1" office:value-type="string">
            <text:p text:style-name="P20">50 ft. (10 squares), fly 100 ft. (average) </text:p>
          </table:table-cell>
        </table:table-row>
        <table:table-row>
          <table:table-cell table:style-name="Table13.A1" office:value-type="string">
            <text:p text:style-name="P17"><text:a xlink:type="simple" xlink:href="http://www.dandwiki.com/wiki/SRD:Reading_Creature_Entries#Armor_Class">Armor Class</text:a>: </text:p>
          </table:table-cell>
          <table:table-cell table:style-name="Table13.A1" office:value-type="string">
            <text:p text:style-name="P20">15 (–1 size, +2 <text:a xlink:type="simple" xlink:href="http://www.dandwiki.com/wiki/SRD:Dexterity">Dex</text:a>, +4 natural), touch 11, <text:a xlink:type="simple" xlink:href="http://www.dandwiki.com/wiki/SRD:Flat-Footed">flat-footed</text:a> 13 </text:p>
          </table:table-cell>
        </table:table-row>
        <table:table-row>
          <table:table-cell table:style-name="Table13.A1" office:value-type="string">
            <text:p text:style-name="P17"><text:a xlink:type="simple" xlink:href="http://www.dandwiki.com/wiki/SRD:Reading_Creature_Entries#Base_Attack.2FGrapple">Base Attack/Grapple</text:a>: </text:p>
          </table:table-cell>
          <table:table-cell table:style-name="Table13.A1" office:value-type="string">
            <text:p text:style-name="P20">+3/+1<text:span text:style-name="T9">3</text:span></text:p>
          </table:table-cell>
        </table:table-row>
        <table:table-row>
          <table:table-cell table:style-name="Table13.A1" office:value-type="string">
            <text:p text:style-name="P17"><text:a xlink:type="simple" xlink:href="http://www.dandwiki.com/wiki/SRD:Reading_Creature_Entries#Attack">Attack</text:a>: </text:p>
          </table:table-cell>
          <table:table-cell table:style-name="Table13.A1" office:value-type="string">
            <text:p text:style-name="P20">Claw +<text:span text:style-name="T9">8</text:span> melee (1d4+<text:span text:style-name="T9">6</text:span>) </text:p>
          </table:table-cell>
        </table:table-row>
        <table:table-row>
          <table:table-cell table:style-name="Table13.A1" office:value-type="string">
            <text:p text:style-name="P17"><text:a xlink:type="simple" xlink:href="http://www.dandwiki.com/wiki/SRD:Reading_Creature_Entries#Full_Attack">Full Attack</text:a>: </text:p>
          </table:table-cell>
          <table:table-cell table:style-name="Table13.A1" office:value-type="string">
            <text:p text:style-name="P20">2 claws +<text:span text:style-name="T9">8</text:span> melee (1d4+<text:span text:style-name="T9">6</text:span>) and bite +<text:span text:style-name="T9">3</text:span> melee (1d8+<text:span text:style-name="T9">4</text:span>) </text:p>
          </table:table-cell>
        </table:table-row>
        <table:table-row>
          <table:table-cell table:style-name="Table13.A1" office:value-type="string">
            <text:p text:style-name="P17"><text:a xlink:type="simple" xlink:href="http://www.dandwiki.com/wiki/SRD:Reading_Creature_Entries#Space.2FReach">Space/Reach</text:a>: </text:p>
          </table:table-cell>
          <table:table-cell table:style-name="Table13.A1" office:value-type="string">
            <text:p text:style-name="P20">10 ft./5 ft. </text:p>
          </table:table-cell>
        </table:table-row>
        <table:table-row>
          <table:table-cell table:style-name="Table13.A1" office:value-type="string">
            <text:p text:style-name="P17"><text:a xlink:type="simple" xlink:href="http://www.dandwiki.com/wiki/SRD:Reading_Creature_Entries#Special_Attacks_and_Special_Qualities">Special Attacks</text:a>: </text:p>
          </table:table-cell>
          <table:table-cell table:style-name="Table13.A1" office:value-type="string">
            <text:p text:style-name="P20">— </text:p>
          </table:table-cell>
        </table:table-row>
        <table:table-row>
          <table:table-cell table:style-name="Table13.A1" office:value-type="string">
            <text:p text:style-name="P17"><text:a xlink:type="simple" xlink:href="http://www.dandwiki.com/wiki/SRD:Reading_Creature_Entries#Special_Attacks_and_Special_Qualities">Special Qualities</text:a>: </text:p>
          </table:table-cell>
          <table:table-cell table:style-name="Table13.A1" office:value-type="string">
            <text:p text:style-name="P20"><text:a xlink:type="simple" xlink:href="http://www.dandwiki.com/wiki/SRD:Darkvision">Darkvision</text:a> 60 ft., <text:a xlink:type="simple" xlink:href="http://www.dandwiki.com/wiki/SRD:Low-Light_Vision">low-light vision</text:a>, <text:a xlink:type="simple" xlink:href="http://www.dandwiki.com/wiki/SRD:Scent">scent</text:a> </text:p>
          </table:table-cell>
        </table:table-row>
        <table:table-row>
          <table:table-cell table:style-name="Table13.A1" office:value-type="string">
            <text:p text:style-name="P17"><text:a xlink:type="simple" xlink:href="http://www.dandwiki.com/wiki/SRD:Reading_Creature_Entries#Saves">Saves</text:a>: </text:p>
          </table:table-cell>
          <table:table-cell table:style-name="Table13.A1" office:value-type="string">
            <text:p text:style-name="P20">Fort +<text:span text:style-name="T9">8</text:span>, Ref +5, Will +2 </text:p>
          </table:table-cell>
        </table:table-row>
        <table:table-row>
          <table:table-cell table:style-name="Table13.A1" office:value-type="string">
            <text:p text:style-name="P17"><text:a xlink:type="simple" xlink:href="http://www.dandwiki.com/wiki/SRD:Reading_Creature_Entries#Abilities">Abilities</text:a>: </text:p>
          </table:table-cell>
          <table:table-cell table:style-name="Table13.A1" office:value-type="string">
            <text:p text:style-name="P20"><text:a xlink:type="simple" xlink:href="http://www.dandwiki.com/wiki/SRD:Strength">Str</text:a> <text:span text:style-name="T9">24</text:span>, <text:a xlink:type="simple" xlink:href="http://www.dandwiki.com/wiki/SRD:Dexterity">Dex</text:a> 15, <text:a xlink:type="simple" xlink:href="http://www.dandwiki.com/wiki/SRD:Constitution">Con</text:a> <text:span text:style-name="T9">20</text:span>, <text:a xlink:type="simple" xlink:href="http://www.dandwiki.com/wiki/SRD:Intelligence">Int</text:a> 2, <text:a xlink:type="simple" xlink:href="http://www.dandwiki.com/wiki/SRD:Wisdom">Wis</text:a> 13, <text:a xlink:type="simple" xlink:href="http://www.dandwiki.com/wiki/SRD:Charisma">Cha</text:a> 8 </text:p>
          </table:table-cell>
        </table:table-row>
        <table:table-row>
          <table:table-cell table:style-name="Table13.A1" office:value-type="string">
            <text:p text:style-name="P17"><text:a xlink:type="simple" xlink:href="http://www.dandwiki.com/wiki/SRD:Reading_Creature_Entries#Skills">Skills</text:a>: </text:p>
          </table:table-cell>
          <table:table-cell table:style-name="Table13.A1" office:value-type="string">
            <text:p text:style-name="P20"><text:a xlink:type="simple" xlink:href="http://www.dandwiki.com/wiki/SRD:Listen_Skill">Listen</text:a> +4, <text:a xlink:type="simple" xlink:href="http://www.dandwiki.com/wiki/SRD:Spot_Skill">Spot</text:a> +8 </text:p>
          </table:table-cell>
        </table:table-row>
        <table:table-row>
          <table:table-cell table:style-name="Table13.A1" office:value-type="string">
            <text:p text:style-name="P17"><text:a xlink:type="simple" xlink:href="http://www.dandwiki.com/wiki/SRD:Reading_Creature_Entries#Feats">Feats</text:a>: </text:p>
          </table:table-cell>
          <table:table-cell table:style-name="Table13.A1" office:value-type="string">
            <text:p text:style-name="P20"><text:a xlink:type="simple" xlink:href="http://www.dandwiki.com/wiki/SRD:Dodge">Dodge</text:a>, <text:a xlink:type="simple" xlink:href="http://www.dandwiki.com/wiki/SRD:Wingover">Wingover</text:a> </text:p>
          </table:table-cell>
        </table:table-row>
        <table:table-row>
          <table:table-cell table:style-name="Table13.A1" office:value-type="string">
            <text:p text:style-name="P17"><text:a xlink:type="simple" xlink:href="http://www.dandwiki.com/wiki/SRD:Reading_Creature_Entries#Environment">Environment</text:a>: </text:p>
          </table:table-cell>
          <table:table-cell table:style-name="Table13.A1" office:value-type="string">
            <text:p text:style-name="P20">Temperate hills </text:p>
          </table:table-cell>
        </table:table-row>
        <table:table-row>
          <table:table-cell table:style-name="Table13.A1" office:value-type="string">
            <text:p text:style-name="P17"><text:a xlink:type="simple" xlink:href="http://www.dandwiki.com/wiki/SRD:Reading_Creature_Entries#Organization">Organization</text:a>: </text:p>
          </table:table-cell>
          <table:table-cell table:style-name="Table13.A1" office:value-type="string">
            <text:p text:style-name="P20">Solitary, pair, or <text:a xlink:type="simple" xlink:href="http://www.dandwiki.com/wiki/SRD:Flight">flight</text:a> (7–12) </text:p>
          </table:table-cell>
        </table:table-row>
        <table:table-row>
          <table:table-cell table:style-name="Table13.A1" office:value-type="string">
            <text:p text:style-name="P17"><text:a xlink:type="simple" xlink:href="http://www.dandwiki.com/wiki/SRD:Reading_Creature_Entries#Challenge_Rating">Challenge Rating</text:a>: </text:p>
          </table:table-cell>
          <table:table-cell table:style-name="Table13.A1" office:value-type="string">
            <text:p text:style-name="P20">2 </text:p>
          </table:table-cell>
        </table:table-row>
        <table:table-row>
          <table:table-cell table:style-name="Table13.A1" office:value-type="string">
            <text:p text:style-name="P17"><text:a xlink:type="simple" xlink:href="http://www.dandwiki.com/wiki/SRD:Reading_Creature_Entries#Treasure">Treasure</text:a>: </text:p>
          </table:table-cell>
          <table:table-cell table:style-name="Table13.A1" office:value-type="string">
            <text:p text:style-name="P20">None </text:p>
          </table:table-cell>
        </table:table-row>
        <table:table-row>
          <table:table-cell table:style-name="Table13.A1" office:value-type="string">
            <text:p text:style-name="P17"><text:a xlink:type="simple" xlink:href="http://www.dandwiki.com/wiki/SRD:Reading_Creature_Entries#Alignment">Alignment</text:a>: </text:p>
          </table:table-cell>
          <table:table-cell table:style-name="Table13.A1" office:value-type="string">
            <text:p text:style-name="P20"><text:a xlink:type="simple" xlink:href="http://www.dandwiki.com/wiki/SRD:Neutral">Always neutral</text:a> </text:p>
          </table:table-cell>
        </table:table-row>
        <table:table-row>
          <table:table-cell table:style-name="Table13.A1" office:value-type="string">
            <text:p text:style-name="P17"><text:a xlink:type="simple" xlink:href="http://www.dandwiki.com/wiki/SRD:Reading_Creature_Entries#Advancement">Advancement</text:a>: </text:p>
          </table:table-cell>
          <table:table-cell table:style-name="Table13.A1" office:value-type="string">
            <text:p text:style-name="P20">4–6 <text:a xlink:type="simple" xlink:href="http://www.dandwiki.com/wiki/SRD:Hit_Dice">HD</text:a> (Large); 7–9 <text:a xlink:type="simple" xlink:href="http://www.dandwiki.com/wiki/SRD:Hit_Dice">HD</text:a> (Huge) </text:p>
          </table:table-cell>
        </table:table-row>
        <table:table-row>
          <table:table-cell table:style-name="Table13.A1" office:value-type="string">
            <text:p text:style-name="P17"><text:a xlink:type="simple" xlink:href="http://www.dandwiki.com/wiki/SRD:Reading_Creature_Entries#Level_Adjustment">Level Adjustment</text:a>: </text:p>
          </table:table-cell>
          <table:table-cell table:style-name="Table13.A1" office:value-type="string">
            <text:p text:style-name="P20">— </text:p>
          </table:table-cell>
        </table:table-row>
      </table:table>
      <text:p text:style-name="P10">Hippogriffs are aggressive flying creatures that combine features of horses and <text:a xlink:type="simple" xlink:href="http://www.dandwiki.com/wiki/SRD:Giant_Type">giant</text:a> eagles. Voracious omnivores, hippogriffs will hunt <text:a xlink:type="simple" xlink:href="http://www.dandwiki.com/wiki/SRD:Humanoid_Type">humanoids</text:a> as readily as any other meal. A typical hippogriff is 9 feet long, has a wingspan of 20 feet, and weighs 1,000 pounds. </text:p>
      <text:h text:style-name="P1" text:outline-level="3"><text:bookmark text:name="COMBAT21"/>COMBAT</text:h>
      <text:p text:style-name="P10">Hippogriffs dive at their prey and strike with their clawed forelegs. When they cannot dive, they slash with claws and beak. Mated pairs and <text:a xlink:type="simple" xlink:href="http://www.dandwiki.com/wiki/SRD:Flight">flights</text:a> of these creatures attack in concert, diving repeatedly to drive away or kill intruders. Hippogriffs fight to the death to defend their nests and their hatchlings, which are prized as aerial mounts and fetch a handsome price in many civilized areas. </text:p>
      <text:p text:style-name="P10"><text:a xlink:type="simple" xlink:href="http://www.dandwiki.com/wiki/SRD:Skills_%28Creature_Statistic%29"><text:span text:style-name="T3">Skills:</text:span></text:a> Hippogriffs have a +4 racial bonus on <text:a xlink:type="simple" xlink:href="http://www.dandwiki.com/wiki/SRD:Spot_Skill">Spot</text:a> checks. </text:p>
      <text:p text:style-name="P10"><text:span text:style-name="T4"/></text:p>
      <text:h text:style-name="P6" text:outline-level="1"><text:bookmark text:name="DIRE_WOLF1"/><text:span text:style-name="T4">DIRE WOLF</text:span></text:h>
      <table:table table:name="Table14" table:style-name="Table14">
        <table:table-column table:style-name="Table14.A"/>
        <table:table-column table:style-name="Table14.B"/>
        <table:table-row>
          <table:table-cell table:style-name="Table14.A1" office:value-type="string">
            <text:p text:style-name="P17"><text:a xlink:type="simple" xlink:href="http://www.dandwiki.com/wiki/SRD:Reading_Creature_Entries#Size_and_Type">Size/Type</text:a>: </text:p>
          </table:table-cell>
          <table:table-cell table:style-name="Table14.A1" office:value-type="string">
            <text:p text:style-name="P20">Large <text:a xlink:type="simple" xlink:href="http://www.dandwiki.com/wiki/SRD:Animal_Type">Animal</text:a> </text:p>
          </table:table-cell>
        </table:table-row>
        <table:table-row>
          <table:table-cell table:style-name="Table14.A1" office:value-type="string">
            <text:p text:style-name="P17"><text:a xlink:type="simple" xlink:href="http://www.dandwiki.com/wiki/SRD:Reading_Creature_Entries#Hit_Dice">Hit Dice</text:a>: </text:p>
          </table:table-cell>
          <table:table-cell table:style-name="Table14.A1" office:value-type="string">
            <text:p text:style-name="P20">6d8+18<text:span text:style-name="T9">+12</text:span> (<text:span text:style-name="T9">57</text:span> hp) </text:p>
          </table:table-cell>
        </table:table-row>
        <table:table-row>
          <table:table-cell table:style-name="Table14.A1" office:value-type="string">
            <text:p text:style-name="P17"><text:a xlink:type="simple" xlink:href="http://www.dandwiki.com/wiki/SRD:Reading_Creature_Entries#Initiative">Initiative</text:a>: </text:p>
          </table:table-cell>
          <table:table-cell table:style-name="Table14.A1" office:value-type="string">
            <text:p text:style-name="P20">+2 </text:p>
          </table:table-cell>
        </table:table-row>
        <table:table-row>
          <table:table-cell table:style-name="Table14.A1" office:value-type="string">
            <text:p text:style-name="P17"><text:a xlink:type="simple" xlink:href="http://www.dandwiki.com/wiki/SRD:Reading_Creature_Entries#Speed">Speed</text:a>: </text:p>
          </table:table-cell>
          <table:table-cell table:style-name="Table14.A1" office:value-type="string">
            <text:p text:style-name="P20">50 ft. (10 squares) </text:p>
          </table:table-cell>
        </table:table-row>
        <table:table-row>
          <table:table-cell table:style-name="Table14.A1" office:value-type="string">
            <text:p text:style-name="P17"><text:a xlink:type="simple" xlink:href="http://www.dandwiki.com/wiki/SRD:Reading_Creature_Entries#Armor_Class">Armor Class</text:a>: </text:p>
          </table:table-cell>
          <table:table-cell table:style-name="Table14.A1" office:value-type="string">
            <text:p text:style-name="P20">14 (–1 size, +2 <text:a xlink:type="simple" xlink:href="http://www.dandwiki.com/wiki/SRD:Dexterity">Dex</text:a>, +3 natural), touch 11, <text:a xlink:type="simple" xlink:href="http://www.dandwiki.com/wiki/SRD:Flat-Footed">flat-footed</text:a> 12 </text:p>
          </table:table-cell>
        </table:table-row>
        <table:table-row>
          <table:table-cell table:style-name="Table14.A1" office:value-type="string">
            <text:p text:style-name="P17"><text:a xlink:type="simple" xlink:href="http://www.dandwiki.com/wiki/SRD:Reading_Creature_Entries#Base_Attack.2FGrapple">Base Attack/Grapple</text:a>: </text:p>
          </table:table-cell>
          <table:table-cell table:style-name="Table14.A1" office:value-type="string">
            <text:p text:style-name="P20">+4/+1<text:span text:style-name="T9">7</text:span></text:p>
          </table:table-cell>
        </table:table-row>
        <table:table-row>
          <table:table-cell table:style-name="Table14.A1" office:value-type="string">
            <text:p text:style-name="P17"><text:a xlink:type="simple" xlink:href="http://www.dandwiki.com/wiki/SRD:Reading_Creature_Entries#Attack">Attack</text:a>: </text:p>
          </table:table-cell>
          <table:table-cell table:style-name="Table14.A1" office:value-type="string">
            <text:p text:style-name="P20">Bite +1<text:span text:style-name="T9">3</text:span> melee (1d8+1<text:span text:style-name="T9">2</text:span>) </text:p>
          </table:table-cell>
        </table:table-row>
        <table:table-row>
          <table:table-cell table:style-name="Table14.A1" office:value-type="string">
            <text:p text:style-name="P17"><text:a xlink:type="simple" xlink:href="http://www.dandwiki.com/wiki/SRD:Reading_Creature_Entries#Full_Attack">Full Attack</text:a>: </text:p>
          </table:table-cell>
          <table:table-cell table:style-name="Table14.A1" office:value-type="string">
            <text:p text:style-name="P20">Bite +1<text:span text:style-name="T9">3</text:span> melee (1d8+1<text:span text:style-name="T9">2</text:span>) </text:p>
          </table:table-cell>
        </table:table-row>
        <table:table-row>
          <table:table-cell table:style-name="Table14.A1" office:value-type="string">
            <text:p text:style-name="P17"><text:a xlink:type="simple" xlink:href="http://www.dandwiki.com/wiki/SRD:Reading_Creature_Entries#Space.2FReach">Space/Reach</text:a>: </text:p>
          </table:table-cell>
          <table:table-cell table:style-name="Table14.A1" office:value-type="string">
            <text:p text:style-name="P20">10 ft./5 ft. </text:p>
          </table:table-cell>
        </table:table-row>
        <table:table-row>
          <table:table-cell table:style-name="Table14.A1" office:value-type="string">
            <text:p text:style-name="P17"><text:a xlink:type="simple" xlink:href="http://www.dandwiki.com/wiki/SRD:Reading_Creature_Entries#Special_Attacks_and_Special_Qualities">Special Attacks</text:a>: </text:p>
          </table:table-cell>
          <table:table-cell table:style-name="Table14.A1" office:value-type="string">
            <text:p text:style-name="P20">Trip </text:p>
          </table:table-cell>
        </table:table-row>
        <table:table-row>
          <table:table-cell table:style-name="Table14.A1" office:value-type="string">
            <text:p text:style-name="P17"><text:a xlink:type="simple" xlink:href="http://www.dandwiki.com/wiki/SRD:Reading_Creature_Entries#Special_Attacks_and_Special_Qualities">Special Qualities</text:a>: </text:p>
          </table:table-cell>
          <table:table-cell table:style-name="Table14.A1" office:value-type="string">
            <text:p text:style-name="P20"><text:a xlink:type="simple" xlink:href="http://www.dandwiki.com/wiki/SRD:Low-Light_Vision">Low-light vision</text:a>, <text:a xlink:type="simple" xlink:href="http://www.dandwiki.com/wiki/SRD:Scent">scent</text:a> </text:p>
          </table:table-cell>
        </table:table-row>
        <table:table-row>
          <table:table-cell table:style-name="Table14.A1" office:value-type="string">
            <text:p text:style-name="P17"><text:a xlink:type="simple" xlink:href="http://www.dandwiki.com/wiki/SRD:Reading_Creature_Entries#Saves">Saves</text:a>: </text:p>
          </table:table-cell>
          <table:table-cell table:style-name="Table14.A1" office:value-type="string">
            <text:p text:style-name="P20">Fort +<text:span text:style-name="T9">10</text:span>, Ref +7, Will +6 </text:p>
          </table:table-cell>
        </table:table-row>
        <table:table-row>
          <table:table-cell table:style-name="Table14.A1" office:value-type="string">
            <text:p text:style-name="P17"><text:a xlink:type="simple" xlink:href="http://www.dandwiki.com/wiki/SRD:Reading_Creature_Entries#Abilities">Abilities</text:a>: </text:p>
          </table:table-cell>
          <table:table-cell table:style-name="Table14.A1" office:value-type="string">
            <text:p text:style-name="P20"><text:a xlink:type="simple" xlink:href="http://www.dandwiki.com/wiki/SRD:Strength">Str</text:a> 2<text:span text:style-name="T9">9</text:span>, <text:a xlink:type="simple" xlink:href="http://www.dandwiki.com/wiki/SRD:Dexterity">Dex</text:a> 15, <text:a xlink:type="simple" xlink:href="http://www.dandwiki.com/wiki/SRD:Constitution">Con</text:a> <text:span text:style-name="T9">21</text:span>, <text:a xlink:type="simple" xlink:href="http://www.dandwiki.com/wiki/SRD:Intelligence">Int</text:a> 2, <text:a xlink:type="simple" xlink:href="http://www.dandwiki.com/wiki/SRD:Wisdom">Wis</text:a> 12, <text:a xlink:type="simple" xlink:href="http://www.dandwiki.com/wiki/SRD:Charisma">Cha</text:a> 10 </text:p>
          </table:table-cell>
        </table:table-row>
        <table:table-row>
          <table:table-cell table:style-name="Table14.A1" office:value-type="string">
            <text:p text:style-name="P17"><text:a xlink:type="simple" xlink:href="http://www.dandwiki.com/wiki/SRD:Reading_Creature_Entries#Skills">Skills</text:a>: </text:p>
          </table:table-cell>
          <table:table-cell table:style-name="Table14.A1" office:value-type="string">
            <text:p text:style-name="P20"><text:a xlink:type="simple" xlink:href="http://www.dandwiki.com/wiki/SRD:Hide_Skill">Hide</text:a> +0, <text:a xlink:type="simple" xlink:href="http://www.dandwiki.com/wiki/SRD:Listen_Skill">Listen</text:a> +7, <text:a xlink:type="simple" xlink:href="http://www.dandwiki.com/wiki/SRD:Move_Silently_Skill">Move Silently</text:a> +4, <text:a xlink:type="simple" xlink:href="http://www.dandwiki.com/wiki/SRD:Spot_Skill">Spot</text:a> +7, <text:a xlink:type="simple" xlink:href="http://www.dandwiki.com/wiki/SRD:Survival_Skill">Survival</text:a> +2* </text:p>
          </table:table-cell>
        </table:table-row>
        <table:table-row>
          <table:table-cell table:style-name="Table14.A1" office:value-type="string">
            <text:p text:style-name="P17"><text:a xlink:type="simple" xlink:href="http://www.dandwiki.com/wiki/SRD:Reading_Creature_Entries#Feats">Feats</text:a>: </text:p>
          </table:table-cell>
          <table:table-cell table:style-name="Table14.A1" office:value-type="string">
            <text:p text:style-name="P20"><text:a xlink:type="simple" xlink:href="http://www.dandwiki.com/wiki/SRD:Alertness">Alertness</text:a>, <text:a xlink:type="simple" xlink:href="http://www.dandwiki.com/wiki/SRD:Run">Run</text:a>, <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4.A1" office:value-type="string">
            <text:p text:style-name="P17"><text:a xlink:type="simple" xlink:href="http://www.dandwiki.com/wiki/SRD:Reading_Creature_Entries#Environment">Environment</text:a>: </text:p>
          </table:table-cell>
          <table:table-cell table:style-name="Table14.A1" office:value-type="string">
            <text:p text:style-name="P20">Temperate forests </text:p>
          </table:table-cell>
        </table:table-row>
        <table:table-row>
          <table:table-cell table:style-name="Table14.A1" office:value-type="string">
            <text:p text:style-name="P17"><text:a xlink:type="simple" xlink:href="http://www.dandwiki.com/wiki/SRD:Reading_Creature_Entries#Organization">Organization</text:a>: </text:p>
          </table:table-cell>
          <table:table-cell table:style-name="Table14.A1" office:value-type="string">
            <text:p text:style-name="P20">Solitary or pack (5–8) </text:p>
          </table:table-cell>
        </table:table-row>
        <table:table-row>
          <table:table-cell table:style-name="Table14.A1" office:value-type="string">
            <text:p text:style-name="P17"><text:a xlink:type="simple" xlink:href="http://www.dandwiki.com/wiki/SRD:Reading_Creature_Entries#Challenge_Rating">Challenge Rating</text:a>: </text:p>
          </table:table-cell>
          <table:table-cell table:style-name="Table14.A1" office:value-type="string">
            <text:p text:style-name="P20">3 </text:p>
          </table:table-cell>
        </table:table-row>
        <table:table-row>
          <table:table-cell table:style-name="Table14.A1" office:value-type="string">
            <text:p text:style-name="P17"><text:a xlink:type="simple" xlink:href="http://www.dandwiki.com/wiki/SRD:Reading_Creature_Entries#Treasure">Treasure</text:a>: </text:p>
          </table:table-cell>
          <table:table-cell table:style-name="Table14.A1" office:value-type="string">
            <text:p text:style-name="P20">None </text:p>
          </table:table-cell>
        </table:table-row>
        <table:table-row>
          <table:table-cell table:style-name="Table14.A1" office:value-type="string">
            <text:p text:style-name="P17"><text:a xlink:type="simple" xlink:href="http://www.dandwiki.com/wiki/SRD:Reading_Creature_Entries#Alignment">Alignment</text:a>: </text:p>
          </table:table-cell>
          <table:table-cell table:style-name="Table14.A1" office:value-type="string">
            <text:p text:style-name="P20"><text:a xlink:type="simple" xlink:href="http://www.dandwiki.com/wiki/SRD:Neutral">Always neutral</text:a> </text:p>
          </table:table-cell>
        </table:table-row>
        <table:table-row>
          <table:table-cell table:style-name="Table14.A1" office:value-type="string">
            <text:p text:style-name="P17"><text:a xlink:type="simple" xlink:href="http://www.dandwiki.com/wiki/SRD:Reading_Creature_Entries#Advancement">Advancement</text:a>: </text:p>
          </table:table-cell>
          <table:table-cell table:style-name="Table14.A1" office:value-type="string">
            <text:p text:style-name="P20">7–18 <text:a xlink:type="simple" xlink:href="http://www.dandwiki.com/wiki/SRD:Hit_Dice">HD</text:a> (Large) </text:p>
          </table:table-cell>
        </table:table-row>
        <table:table-row>
          <table:table-cell table:style-name="Table14.A1" office:value-type="string">
            <text:p text:style-name="P17"><text:a xlink:type="simple" xlink:href="http://www.dandwiki.com/wiki/SRD:Reading_Creature_Entries#Level_Adjustment">Level Adjustment</text:a>: </text:p>
          </table:table-cell>
          <table:table-cell table:style-name="Table14.A1" office:value-type="string">
            <text:p text:style-name="P20">— </text:p>
          </table:table-cell>
        </table:table-row>
      </table:table>
      <text:p text:style-name="P10">Dire wolves are efficient pack hunters that will kill anything they can catch. </text:p>
      <text:p text:style-name="P10">Dire wolves are mottled gray or black, about 9 feet long and weighing some 800 pounds. </text:p>
      <text:h text:style-name="P1" text:outline-level="3"><text:bookmark text:name="COMBAT31"/>COMBAT</text:h>
      <text:p text:style-name="P10">Dire wolves prefer to attack in packs, surrounding and flanking a foe when they can. </text:p>
      <text:p text:style-name="P10"><text:span text:style-name="T3">Trip (</text:span><text:a xlink:type="simple" xlink:href="http://www.dandwiki.com/wiki/SRD:Ex"><text:span text:style-name="T3">Ex</text:span></text:a><text:span text:style-name="T3">):</text:span> A dire wolf that hits with a bite attack can attempt to trip its opponent (+1<text:span text:style-name="T11">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rip the dire wolf. </text:p>
      <text:p text:style-name="P10"><text:a xlink:type="simple" xlink:href="http://www.dandwiki.com/wiki/SRD:Skills_%28Creature_Statistic%29"><text:span text:style-name="T3">Skills:</text:span></text:a> A dire wolf has a +2 racial bonus on <text:a xlink:type="simple" xlink:href="http://www.dandwiki.com/wiki/SRD:Hide_Skill">Hide</text:a>, <text:a xlink:type="simple" xlink:href="http://www.dandwiki.com/wiki/SRD:Listen_Skill">Listen</text:a>, <text:a xlink:type="simple" xlink:href="http://www.dandwiki.com/wiki/SRD:Move_Silently_Skill">Move Silently</text:a>, and <text:a xlink:type="simple" xlink:href="http://www.dandwiki.com/wiki/SRD:Spot_Skill">Spot</text:a> checks. </text:p>
      <text:p text:style-name="P10">*It also has a +4 racial bonus on <text:a xlink:type="simple" xlink:href="http://www.dandwiki.com/wiki/SRD:Survival_Skill">Survival</text:a> checks when tracking by <text:a xlink:type="simple" xlink:href="http://www.dandwiki.com/wiki/SRD:Scent">scent</text:a>. </text:p>
      <text:p text:style-name="P10"><text:span text:style-name="T4"/></text:p>
      <text:h text:style-name="P6" text:outline-level="1"><text:bookmark text:name="BEAR.2C_BROWN1"/><text:span text:style-name="T4">BEAR, BROWN</text:span></text:h>
      <table:table table:name="Table15" table:style-name="Table15">
        <table:table-column table:style-name="Table15.A"/>
        <table:table-column table:style-name="Table15.B"/>
        <table:table-row>
          <table:table-cell table:style-name="Table15.A1" office:value-type="string">
            <text:p text:style-name="P17"><text:a xlink:type="simple" xlink:href="http://www.dandwiki.com/wiki/SRD:Reading_Creature_Entries#Size_and_Type">Size/Type</text:a>: </text:p>
          </table:table-cell>
          <table:table-cell table:style-name="Table15.A1" office:value-type="string">
            <text:p text:style-name="P20">Large <text:a xlink:type="simple" xlink:href="http://www.dandwiki.com/wiki/SRD:Animal_Type">Animal</text:a> </text:p>
          </table:table-cell>
        </table:table-row>
        <table:table-row>
          <table:table-cell table:style-name="Table15.A1" office:value-type="string">
            <text:p text:style-name="P17"><text:a xlink:type="simple" xlink:href="http://www.dandwiki.com/wiki/SRD:Reading_Creature_Entries#Hit_Dice">Hit Dice</text:a>: </text:p>
          </table:table-cell>
          <table:table-cell table:style-name="Table15.A1" office:value-type="string">
            <text:p text:style-name="P20">6d8+24 <text:span text:style-name="T9">+12</text:span> (<text:span text:style-name="T9">63</text:span> hp) </text:p>
          </table:table-cell>
        </table:table-row>
        <table:table-row>
          <table:table-cell table:style-name="Table15.A1" office:value-type="string">
            <text:p text:style-name="P17"><text:a xlink:type="simple" xlink:href="http://www.dandwiki.com/wiki/SRD:Reading_Creature_Entries#Initiative">Initiative</text:a>: </text:p>
          </table:table-cell>
          <table:table-cell table:style-name="Table15.A1" office:value-type="string">
            <text:p text:style-name="P20">+1 </text:p>
          </table:table-cell>
        </table:table-row>
        <table:table-row>
          <table:table-cell table:style-name="Table15.A1" office:value-type="string">
            <text:p text:style-name="P17"><text:a xlink:type="simple" xlink:href="http://www.dandwiki.com/wiki/SRD:Reading_Creature_Entries#Speed">Speed</text:a>: </text:p>
          </table:table-cell>
          <table:table-cell table:style-name="Table15.A1" office:value-type="string">
            <text:p text:style-name="P20">40 ft. (8 squares) </text:p>
          </table:table-cell>
        </table:table-row>
        <table:table-row>
          <table:table-cell table:style-name="Table15.A1" office:value-type="string">
            <text:p text:style-name="P17"><text:a xlink:type="simple" xlink:href="http://www.dandwiki.com/wiki/SRD:Reading_Creature_Entries#Armor_Class">Armor Class</text:a>: </text:p>
          </table:table-cell>
          <table:table-cell table:style-name="Table15.A1" office:value-type="string">
            <text:p text:style-name="P20">15 (–1 size, +1 <text:a xlink:type="simple" xlink:href="http://www.dandwiki.com/wiki/SRD:Dexterity">Dex</text:a>, +5 natural), touch 10, <text:a xlink:type="simple" xlink:href="http://www.dandwiki.com/wiki/SRD:Flat-Footed">flat-footed</text:a> 14 </text:p>
          </table:table-cell>
        </table:table-row>
        <table:table-row>
          <table:table-cell table:style-name="Table15.A1" office:value-type="string">
            <text:p text:style-name="P17"><text:a xlink:type="simple" xlink:href="http://www.dandwiki.com/wiki/SRD:Reading_Creature_Entries#Base_Attack.2FGrapple">Base Attack/Grapple</text:a>: </text:p>
          </table:table-cell>
          <table:table-cell table:style-name="Table15.A1" office:value-type="string">
            <text:p text:style-name="P20">+4/+1<text:span text:style-name="T9">8</text:span></text:p>
          </table:table-cell>
        </table:table-row>
        <table:table-row>
          <table:table-cell table:style-name="Table15.A1" office:value-type="string">
            <text:p text:style-name="P17"><text:a xlink:type="simple" xlink:href="http://www.dandwiki.com/wiki/SRD:Reading_Creature_Entries#Attack">Attack</text:a>: </text:p>
          </table:table-cell>
          <table:table-cell table:style-name="Table15.A1" office:value-type="string">
            <text:p text:style-name="P20">Claw +1<text:span text:style-name="T9">3</text:span> melee (1d8+<text:span text:style-name="T9">10</text:span>) </text:p>
          </table:table-cell>
        </table:table-row>
        <table:table-row>
          <table:table-cell table:style-name="Table15.A1" office:value-type="string">
            <text:p text:style-name="P17"><text:a xlink:type="simple" xlink:href="http://www.dandwiki.com/wiki/SRD:Reading_Creature_Entries#Full_Attack">Full Attack</text:a>: </text:p>
          </table:table-cell>
          <table:table-cell table:style-name="Table15.A1" office:value-type="string">
            <text:p text:style-name="P20">2 claws +1<text:span text:style-name="T9">3</text:span> melee (1d8+<text:span text:style-name="T9">10</text:span>) and bite +6 melee (2d6+<text:span text:style-name="T9">6</text:span>) </text:p>
          </table:table-cell>
        </table:table-row>
        <table:table-row>
          <table:table-cell table:style-name="Table15.A1" office:value-type="string">
            <text:p text:style-name="P17"><text:a xlink:type="simple" xlink:href="http://www.dandwiki.com/wiki/SRD:Reading_Creature_Entries#Space.2FReach">Space/Reach</text:a>: </text:p>
          </table:table-cell>
          <table:table-cell table:style-name="Table15.A1" office:value-type="string">
            <text:p text:style-name="P20">10 ft./5 ft. </text:p>
          </table:table-cell>
        </table:table-row>
        <table:table-row>
          <table:table-cell table:style-name="Table15.A1" office:value-type="string">
            <text:p text:style-name="P17"><text:a xlink:type="simple" xlink:href="http://www.dandwiki.com/wiki/SRD:Reading_Creature_Entries#Special_Attacks_and_Special_Qualities">Special Attacks</text:a>: </text:p>
          </table:table-cell>
          <table:table-cell table:style-name="Table15.A1" office:value-type="string">
            <text:p text:style-name="P20"><text:a xlink:type="simple" xlink:href="http://www.dandwiki.com/wiki/SRD:Improved_Grab">Improved grab</text:a> </text:p>
          </table:table-cell>
        </table:table-row>
        <table:table-row>
          <table:table-cell table:style-name="Table15.A1" office:value-type="string">
            <text:p text:style-name="P17"><text:a xlink:type="simple" xlink:href="http://www.dandwiki.com/wiki/SRD:Reading_Creature_Entries#Special_Attacks_and_Special_Qualities">Special Qualities</text:a>: </text:p>
          </table:table-cell>
          <table:table-cell table:style-name="Table15.A1" office:value-type="string">
            <text:p text:style-name="P20"><text:a xlink:type="simple" xlink:href="http://www.dandwiki.com/wiki/SRD:Low-Light_Vision">Low-light vision</text:a>, <text:a xlink:type="simple" xlink:href="http://www.dandwiki.com/wiki/SRD:Scent">scent</text:a> </text:p>
          </table:table-cell>
        </table:table-row>
        <table:table-row>
          <table:table-cell table:style-name="Table15.A1" office:value-type="string">
            <text:p text:style-name="P17"><text:a xlink:type="simple" xlink:href="http://www.dandwiki.com/wiki/SRD:Reading_Creature_Entries#Saves">Saves</text:a>: </text:p>
          </table:table-cell>
          <table:table-cell table:style-name="Table15.A1" office:value-type="string">
            <text:p text:style-name="P20">Fort +9, Ref +6, Will +3 </text:p>
          </table:table-cell>
        </table:table-row>
        <table:table-row>
          <table:table-cell table:style-name="Table15.A1" office:value-type="string">
            <text:p text:style-name="P17"><text:a xlink:type="simple" xlink:href="http://www.dandwiki.com/wiki/SRD:Reading_Creature_Entries#Abilities">Abilities</text:a>: </text:p>
          </table:table-cell>
          <table:table-cell table:style-name="Table15.A1" office:value-type="string">
            <text:p text:style-name="P20"><text:a xlink:type="simple" xlink:href="http://www.dandwiki.com/wiki/SRD:Strength">Str</text:a> 27, <text:a xlink:type="simple" xlink:href="http://www.dandwiki.com/wiki/SRD:Dexterity">Dex</text:a> 13, <text:a xlink:type="simple" xlink:href="http://www.dandwiki.com/wiki/SRD:Constitution">Con</text:a> 19,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5.A1" office:value-type="string">
            <text:p text:style-name="P17"><text:a xlink:type="simple" xlink:href="http://www.dandwiki.com/wiki/SRD:Reading_Creature_Entries#Skills">Skills</text:a>: </text:p>
          </table:table-cell>
          <table:table-cell table:style-name="Table15.A1" office:value-type="string">
            <text:p text:style-name="P20"><text:a xlink:type="simple" xlink:href="http://www.dandwiki.com/wiki/SRD:Listen_Skill">Listen</text:a> +4, <text:a xlink:type="simple" xlink:href="http://www.dandwiki.com/wiki/SRD:Spot_Skill">Spot</text:a> +7, <text:a xlink:type="simple" xlink:href="http://www.dandwiki.com/wiki/SRD:Swim_Skill">Swim</text:a> +12 </text:p>
          </table:table-cell>
        </table:table-row>
        <table:table-row>
          <table:table-cell table:style-name="Table15.A1" office:value-type="string">
            <text:p text:style-name="P17"><text:a xlink:type="simple" xlink:href="http://www.dandwiki.com/wiki/SRD:Reading_Creature_Entries#Feats">Feats</text:a>: </text:p>
          </table:table-cell>
          <table:table-cell table:style-name="Table15.A1" office:value-type="string">
            <text:p text:style-name="P20"><text:a xlink:type="simple" xlink:href="http://www.dandwiki.com/wiki/SRD:Endurance">Endurance</text:a>, <text:a xlink:type="simple" xlink:href="http://www.dandwiki.com/wiki/SRD:Run">Run</text:a>, <text:a xlink:type="simple" xlink:href="http://www.dandwiki.com/wiki/SRD:Track">Track</text:a> </text:p>
          </table:table-cell>
        </table:table-row>
        <table:table-row>
          <table:table-cell table:style-name="Table15.A1" office:value-type="string">
            <text:p text:style-name="P17"><text:a xlink:type="simple" xlink:href="http://www.dandwiki.com/wiki/SRD:Reading_Creature_Entries#Environment">Environment</text:a>: </text:p>
          </table:table-cell>
          <table:table-cell table:style-name="Table15.A1" office:value-type="string">
            <text:p text:style-name="P20">Cold forests </text:p>
          </table:table-cell>
        </table:table-row>
        <table:table-row>
          <table:table-cell table:style-name="Table15.A1" office:value-type="string">
            <text:p text:style-name="P17"><text:a xlink:type="simple" xlink:href="http://www.dandwiki.com/wiki/SRD:Reading_Creature_Entries#Organization">Organization</text:a>: </text:p>
          </table:table-cell>
          <table:table-cell table:style-name="Table15.A1" office:value-type="string">
            <text:p text:style-name="P20">Solitary or pair </text:p>
          </table:table-cell>
        </table:table-row>
        <table:table-row>
          <table:table-cell table:style-name="Table15.A1" office:value-type="string">
            <text:p text:style-name="P17"><text:a xlink:type="simple" xlink:href="http://www.dandwiki.com/wiki/SRD:Reading_Creature_Entries#Challenge_Rating">Challenge Rating</text:a>: </text:p>
          </table:table-cell>
          <table:table-cell table:style-name="Table15.A1" office:value-type="string">
            <text:p text:style-name="P20">4 </text:p>
          </table:table-cell>
        </table:table-row>
        <table:table-row>
          <table:table-cell table:style-name="Table15.A1" office:value-type="string">
            <text:p text:style-name="P17"><text:a xlink:type="simple" xlink:href="http://www.dandwiki.com/wiki/SRD:Reading_Creature_Entries#Treasure">Treasure</text:a>: </text:p>
          </table:table-cell>
          <table:table-cell table:style-name="Table15.A1" office:value-type="string">
            <text:p text:style-name="P20">None </text:p>
          </table:table-cell>
        </table:table-row>
        <table:table-row>
          <table:table-cell table:style-name="Table15.A1" office:value-type="string">
            <text:p text:style-name="P17"><text:a xlink:type="simple" xlink:href="http://www.dandwiki.com/wiki/SRD:Reading_Creature_Entries#Alignment">Alignment</text:a>: </text:p>
          </table:table-cell>
          <table:table-cell table:style-name="Table15.A1" office:value-type="string">
            <text:p text:style-name="P20"><text:a xlink:type="simple" xlink:href="http://www.dandwiki.com/wiki/SRD:Neutral">Always neutral</text:a> </text:p>
          </table:table-cell>
        </table:table-row>
        <table:table-row>
          <table:table-cell table:style-name="Table15.A1" office:value-type="string">
            <text:p text:style-name="P17"><text:a xlink:type="simple" xlink:href="http://www.dandwiki.com/wiki/SRD:Reading_Creature_Entries#Advancement">Advancement</text:a>: </text:p>
          </table:table-cell>
          <table:table-cell table:style-name="Table15.A1" office:value-type="string">
            <text:p text:style-name="P20">7–10 <text:a xlink:type="simple" xlink:href="http://www.dandwiki.com/wiki/SRD:Hit_Dice">HD</text:a> (Large) </text:p>
          </table:table-cell>
        </table:table-row>
        <table:table-row>
          <table:table-cell table:style-name="Table15.A1" office:value-type="string">
            <text:p text:style-name="P17"><text:a xlink:type="simple" xlink:href="http://www.dandwiki.com/wiki/SRD:Reading_Creature_Entries#Level_Adjustment">Level Adjustment</text:a>: </text:p>
          </table:table-cell>
          <table:table-cell table:style-name="Table15.A1" office:value-type="string">
            <text:p text:style-name="P20">— </text:p>
          </table:table-cell>
        </table:table-row>
      </table:table>
      <text:p text:style-name="P10">These massive carnivores weigh more than 1,800 pounds and stand nearly 9 feet tall when they rear up on their hind legs. They are bad-tempered and territorial. The brown bear’s statistics can be used for almost any big bear, including the grizzly. </text:p>
      <text:h text:style-name="P1" text:outline-level="3"><text:bookmark text:name="COMBAT41"/>COMBAT</text:h>
      <text:p text:style-name="P10">A brown bear attacks mainly by tearing at opponents with its claws. </text:p>
      <text:p text:style-name="P10"><text:a xlink:type="simple" xlink:href="http://www.dandwiki.com/wiki/SRD:Improved_Grab"><text:span text:style-name="T3">Improved Grab</text:span></text:a><text:span text:style-name="T3"> (</text:span><text:a xlink:type="simple" xlink:href="http://www.dandwiki.com/wiki/SRD:Ex"><text:span text:style-name="T3">Ex</text:span></text:a><text:span text:style-name="T3">):</text:span> To use this ability, a brown bear must hit with a claw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text:p>
      <text:p text:style-name="P10"><text:a xlink:type="simple" xlink:href="http://www.dandwiki.com/wiki/SRD:Skills_%28Creature_Statistic%29"><text:span text:style-name="T3">Skills:</text:span></text:a> A brown bear has a +4 racial bonus on <text:a xlink:type="simple" xlink:href="http://www.dandwiki.com/wiki/SRD:Swim_Skill">Swim</text:a> checks. </text:p>
      <text:p text:style-name="P10"><text:span text:style-name="T4"/></text:p>
      <text:h text:style-name="P6" text:outline-level="1"><text:bookmark text:name="CROCODILE.2C_GIANT1"/><text:span text:style-name="T4">CROCODILE, GIANT</text:span></text:h>
      <table:table table:name="Table16" table:style-name="Table16">
        <table:table-column table:style-name="Table16.A"/>
        <table:table-column table:style-name="Table16.B"/>
        <table:table-row>
          <table:table-cell table:style-name="Table16.A1" office:value-type="string">
            <text:p text:style-name="P17"><text:a xlink:type="simple" xlink:href="http://www.dandwiki.com/wiki/SRD:Reading_Creature_Entries#Size_and_Type">Size/Type</text:a>: </text:p>
          </table:table-cell>
          <table:table-cell table:style-name="Table16.A1" office:value-type="string">
            <text:p text:style-name="P20">Huge <text:a xlink:type="simple" xlink:href="http://www.dandwiki.com/wiki/SRD:Animal_Type">Animal</text:a> </text:p>
          </table:table-cell>
        </table:table-row>
        <table:table-row>
          <table:table-cell table:style-name="Table16.A1" office:value-type="string">
            <text:p text:style-name="P17"><text:a xlink:type="simple" xlink:href="http://www.dandwiki.com/wiki/SRD:Reading_Creature_Entries#Hit_Dice">Hit Dice</text:a>: </text:p>
          </table:table-cell>
          <table:table-cell table:style-name="Table16.A1" office:value-type="string">
            <text:p text:style-name="P20">7d8+28<text:span text:style-name="T9">+14</text:span> (<text:span text:style-name="T9">73</text:span> hp) </text:p>
          </table:table-cell>
        </table:table-row>
        <table:table-row>
          <table:table-cell table:style-name="Table16.A1" office:value-type="string">
            <text:p text:style-name="P17"><text:a xlink:type="simple" xlink:href="http://www.dandwiki.com/wiki/SRD:Reading_Creature_Entries#Initiative">Initiative</text:a>: </text:p>
          </table:table-cell>
          <table:table-cell table:style-name="Table16.A1" office:value-type="string">
            <text:p text:style-name="P20">+1 </text:p>
          </table:table-cell>
        </table:table-row>
        <table:table-row>
          <table:table-cell table:style-name="Table16.A1" office:value-type="string">
            <text:p text:style-name="P17"><text:a xlink:type="simple" xlink:href="http://www.dandwiki.com/wiki/SRD:Reading_Creature_Entries#Speed">Speed</text:a>: </text:p>
          </table:table-cell>
          <table:table-cell table:style-name="Table16.A1" office:value-type="string">
            <text:p text:style-name="P20">20 ft. (4 squares), swim 30 ft. </text:p>
          </table:table-cell>
        </table:table-row>
        <table:table-row>
          <table:table-cell table:style-name="Table16.A1" office:value-type="string">
            <text:p text:style-name="P17"><text:a xlink:type="simple" xlink:href="http://www.dandwiki.com/wiki/SRD:Reading_Creature_Entries#Armor_Class">Armor Class</text:a>: </text:p>
          </table:table-cell>
          <table:table-cell table:style-name="Table16.A1" office:value-type="string">
            <text:p text:style-name="P20">16 (–2 size, +1 <text:a xlink:type="simple" xlink:href="http://www.dandwiki.com/wiki/SRD:Dexterity">Dex</text:a>, +7 natural), touch 9, <text:a xlink:type="simple" xlink:href="http://www.dandwiki.com/wiki/SRD:Flat-Footed">flat-footed</text:a> 15 </text:p>
          </table:table-cell>
        </table:table-row>
        <table:table-row>
          <table:table-cell table:style-name="Table16.A1" office:value-type="string">
            <text:p text:style-name="P17"><text:a xlink:type="simple" xlink:href="http://www.dandwiki.com/wiki/SRD:Reading_Creature_Entries#Base_Attack.2FGrapple">Base Attack/Grapple</text:a>: </text:p>
          </table:table-cell>
          <table:table-cell table:style-name="Table16.A1" office:value-type="string">
            <text:p text:style-name="P20">+5/+2<text:span text:style-name="T9">3</text:span></text:p>
          </table:table-cell>
        </table:table-row>
        <table:table-row>
          <table:table-cell table:style-name="Table16.A1" office:value-type="string">
            <text:p text:style-name="P17"><text:a xlink:type="simple" xlink:href="http://www.dandwiki.com/wiki/SRD:Reading_Creature_Entries#Attack">Attack</text:a>: </text:p>
          </table:table-cell>
          <table:table-cell table:style-name="Table16.A1" office:value-type="string">
            <text:p text:style-name="P20">Bite +1<text:span text:style-name="T9">3</text:span> melee (2d8+1<text:span text:style-name="T9">4</text:span>) or tail slap +1<text:span text:style-name="T9">3</text:span> melee (1d12+1<text:span text:style-name="T9">4</text:span>) </text:p>
          </table:table-cell>
        </table:table-row>
        <table:table-row>
          <table:table-cell table:style-name="Table16.A1" office:value-type="string">
            <text:p text:style-name="P17"><text:a xlink:type="simple" xlink:href="http://www.dandwiki.com/wiki/SRD:Reading_Creature_Entries#Full_Attack">Full Attack</text:a>: </text:p>
          </table:table-cell>
          <table:table-cell table:style-name="Table16.A1" office:value-type="string">
            <text:p text:style-name="P20">Bite +1<text:span text:style-name="T9">3</text:span> melee (2d8+1<text:span text:style-name="T9">4</text:span>) or tail slap +1<text:span text:style-name="T9">3</text:span> melee (1d12+1<text:span text:style-name="T9">4</text:span>) </text:p>
          </table:table-cell>
        </table:table-row>
        <table:table-row>
          <table:table-cell table:style-name="Table16.A1" office:value-type="string">
            <text:p text:style-name="P17"><text:a xlink:type="simple" xlink:href="http://www.dandwiki.com/wiki/SRD:Reading_Creature_Entries#Space.2FReach">Space/Reach</text:a>: </text:p>
          </table:table-cell>
          <table:table-cell table:style-name="Table16.A1" office:value-type="string">
            <text:p text:style-name="P20">15 ft./10 ft. </text:p>
          </table:table-cell>
        </table:table-row>
        <table:table-row>
          <table:table-cell table:style-name="Table16.A1" office:value-type="string">
            <text:p text:style-name="P17"><text:a xlink:type="simple" xlink:href="http://www.dandwiki.com/wiki/SRD:Reading_Creature_Entries#Special_Attacks_and_Special_Qualities">Special Attacks</text:a>: </text:p>
          </table:table-cell>
          <table:table-cell table:style-name="Table16.A1" office:value-type="string">
            <text:p text:style-name="P20"><text:a xlink:type="simple" xlink:href="http://www.dandwiki.com/wiki/SRD:Improved_Grab">Improved grab</text:a> </text:p>
          </table:table-cell>
        </table:table-row>
        <table:table-row>
          <table:table-cell table:style-name="Table16.A1" office:value-type="string">
            <text:p text:style-name="P17"><text:a xlink:type="simple" xlink:href="http://www.dandwiki.com/wiki/SRD:Reading_Creature_Entries#Special_Attacks_and_Special_Qualities">Special Qualities</text:a>: </text:p>
          </table:table-cell>
          <table:table-cell table:style-name="Table16.A1" office:value-type="string">
            <text:p text:style-name="P20">Hold breath, <text:a xlink:type="simple" xlink:href="http://www.dandwiki.com/wiki/SRD:Low-Light_Vision">low-light vision</text:a> </text:p>
          </table:table-cell>
        </table:table-row>
        <table:table-row>
          <table:table-cell table:style-name="Table16.A1" office:value-type="string">
            <text:p text:style-name="P17"><text:a xlink:type="simple" xlink:href="http://www.dandwiki.com/wiki/SRD:Reading_Creature_Entries#Saves">Saves</text:a>: </text:p>
          </table:table-cell>
          <table:table-cell table:style-name="Table16.A1" office:value-type="string">
            <text:p text:style-name="P20">Fort +<text:span text:style-name="T9">11</text:span>, Ref +6, Will +3 </text:p>
          </table:table-cell>
        </table:table-row>
        <table:table-row>
          <table:table-cell table:style-name="Table16.A1" office:value-type="string">
            <text:p text:style-name="P17"><text:a xlink:type="simple" xlink:href="http://www.dandwiki.com/wiki/SRD:Reading_Creature_Entries#Abilities">Abilities</text:a>: </text:p>
          </table:table-cell>
          <table:table-cell table:style-name="Table16.A1" office:value-type="string">
            <text:p text:style-name="P20"><text:a xlink:type="simple" xlink:href="http://www.dandwiki.com/wiki/SRD:Strength">Str</text:a> <text:span text:style-name="T9">31</text:span>, <text:a xlink:type="simple" xlink:href="http://www.dandwiki.com/wiki/SRD:Dexterity">Dex</text:a> 12, <text:a xlink:type="simple" xlink:href="http://www.dandwiki.com/wiki/SRD:Constitution">Con</text:a> <text:span text:style-name="T9">23</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6.A1" office:value-type="string">
            <text:p text:style-name="P17"><text:a xlink:type="simple" xlink:href="http://www.dandwiki.com/wiki/SRD:Reading_Creature_Entries#Skills">Skills</text:a>: </text:p>
          </table:table-cell>
          <table:table-cell table:style-name="Table16.A1" office:value-type="string">
            <text:p text:style-name="P20"><text:a xlink:type="simple" xlink:href="http://www.dandwiki.com/wiki/SRD:Hide_Skill">Hide</text:a> +1*, <text:a xlink:type="simple" xlink:href="http://www.dandwiki.com/wiki/SRD:Listen_Skill">Listen</text:a> +5, <text:a xlink:type="simple" xlink:href="http://www.dandwiki.com/wiki/SRD:Spot_Skill">Spot</text:a> +5, <text:a xlink:type="simple" xlink:href="http://www.dandwiki.com/wiki/SRD:Swim_Skill">Swim</text:a> +16 </text:p>
          </table:table-cell>
        </table:table-row>
        <table:table-row>
          <table:table-cell table:style-name="Table16.A1" office:value-type="string">
            <text:p text:style-name="P17"><text:a xlink:type="simple" xlink:href="http://www.dandwiki.com/wiki/SRD:Reading_Creature_Entries#Feats">Feats</text:a>: </text:p>
          </table:table-cell>
          <table:table-cell table:style-name="Table16.A1" office:value-type="string">
            <text:p text:style-name="P20"><text:a xlink:type="simple" xlink:href="http://www.dandwiki.com/wiki/SRD:Alertness">Alertness</text:a>, <text:a xlink:type="simple" xlink:href="http://www.dandwiki.com/wiki/SRD:Endurance">Endurance</text:a>, <text:a xlink:type="simple" xlink:href="http://www.dandwiki.com/wiki/SRD:Skill_Focus">Skill Focus</text:a> (<text:a xlink:type="simple" xlink:href="http://www.dandwiki.com/wiki/SRD:Hide_Skill">Hide</text:a>) </text:p>
          </table:table-cell>
        </table:table-row>
        <table:table-row>
          <table:table-cell table:style-name="Table16.A1" office:value-type="string">
            <text:p text:style-name="P17"><text:a xlink:type="simple" xlink:href="http://www.dandwiki.com/wiki/SRD:Reading_Creature_Entries#Environment">Environment</text:a>: </text:p>
          </table:table-cell>
          <table:table-cell table:style-name="Table16.A1" office:value-type="string">
            <text:p text:style-name="P20">Warm marshes </text:p>
          </table:table-cell>
        </table:table-row>
        <table:table-row>
          <table:table-cell table:style-name="Table16.A1" office:value-type="string">
            <text:p text:style-name="P17"><text:a xlink:type="simple" xlink:href="http://www.dandwiki.com/wiki/SRD:Reading_Creature_Entries#Organization">Organization</text:a>: </text:p>
          </table:table-cell>
          <table:table-cell table:style-name="Table16.A1" office:value-type="string">
            <text:p text:style-name="P20">Solitary or colony (6–11) </text:p>
          </table:table-cell>
        </table:table-row>
        <table:table-row>
          <table:table-cell table:style-name="Table16.A1" office:value-type="string">
            <text:p text:style-name="P17"><text:a xlink:type="simple" xlink:href="http://www.dandwiki.com/wiki/SRD:Reading_Creature_Entries#Challenge_Rating">Challenge Rating</text:a>: </text:p>
          </table:table-cell>
          <table:table-cell table:style-name="Table16.A1" office:value-type="string">
            <text:p text:style-name="P20">4 </text:p>
          </table:table-cell>
        </table:table-row>
        <table:table-row>
          <table:table-cell table:style-name="Table16.A1" office:value-type="string">
            <text:p text:style-name="P17"><text:a xlink:type="simple" xlink:href="http://www.dandwiki.com/wiki/SRD:Reading_Creature_Entries#Treasure">Treasure</text:a>: </text:p>
          </table:table-cell>
          <table:table-cell table:style-name="Table16.A1" office:value-type="string">
            <text:p text:style-name="P20">None </text:p>
          </table:table-cell>
        </table:table-row>
        <table:table-row>
          <table:table-cell table:style-name="Table16.A1" office:value-type="string">
            <text:p text:style-name="P17"><text:a xlink:type="simple" xlink:href="http://www.dandwiki.com/wiki/SRD:Reading_Creature_Entries#Alignment">Alignment</text:a>: </text:p>
          </table:table-cell>
          <table:table-cell table:style-name="Table16.A1" office:value-type="string">
            <text:p text:style-name="P20"><text:a xlink:type="simple" xlink:href="http://www.dandwiki.com/wiki/SRD:Neutral">Always neutral</text:a> </text:p>
          </table:table-cell>
        </table:table-row>
        <table:table-row>
          <table:table-cell table:style-name="Table16.A1" office:value-type="string">
            <text:p text:style-name="P17"><text:a xlink:type="simple" xlink:href="http://www.dandwiki.com/wiki/SRD:Reading_Creature_Entries#Advancement">Advancement</text:a>: </text:p>
          </table:table-cell>
          <table:table-cell table:style-name="Table16.A1" office:value-type="string">
            <text:p text:style-name="P20">8–14 <text:a xlink:type="simple" xlink:href="http://www.dandwiki.com/wiki/SRD:Hit_Dice">HD</text:a> (Huge) </text:p>
          </table:table-cell>
        </table:table-row>
        <table:table-row>
          <table:table-cell table:style-name="Table16.A1" office:value-type="string">
            <text:p text:style-name="P17"><text:a xlink:type="simple" xlink:href="http://www.dandwiki.com/wiki/SRD:Reading_Creature_Entries#Level_Adjustment">Level Adjustment</text:a>: </text:p>
          </table:table-cell>
          <table:table-cell table:style-name="Table16.A1" office:value-type="string">
            <text:p text:style-name="P20">— </text:p>
          </table:table-cell>
        </table:table-row>
      </table:table>
      <text:p text:style-name="P10">These huge creatures usually live in salt water and can be more than 20 feet long. </text:p>
      <text:p text:style-name="P10"><text:a xlink:type="simple" xlink:href="http://www.dandwiki.com/wiki/SRD:Giant_Type">Giant</text:a> crocodiles fight and behave like their <text:a xlink:type="simple" xlink:href="http://www.dandwiki.com/wiki/SRD:Crocodile">smaller cousins</text:a>. </text:p>
      <text:p text:style-name="P10"><text:span text:style-name="T4"/></text:p>
      <table:table table:name="Table17" table:style-name="Table17">
        <table:table-column table:style-name="Table17.A"/>
        <table:table-column table:style-name="Table17.B"/>
        <table:table-row>
          <table:table-cell table:style-name="Table17.A1" office:value-type="string">
            <text:p text:style-name="P14"/>
          </table:table-cell>
          <table:table-cell table:style-name="Table17.A1" office:value-type="string">
            <text:p text:style-name="P17">Unicorn </text:p>
          </table:table-cell>
        </table:table-row>
        <table:table-row>
          <table:table-cell table:style-name="Table17.A1" office:value-type="string">
            <text:p text:style-name="P17"><text:a xlink:type="simple" xlink:href="http://www.dandwiki.com/wiki/SRD:Reading_Creature_Entries#Size_and_Type">Size/Type</text:a>: </text:p>
          </table:table-cell>
          <table:table-cell table:style-name="Table17.A1" office:value-type="string">
            <text:p text:style-name="P20">Large <text:a xlink:type="simple" xlink:href="http://www.dandwiki.com/wiki/SRD:Magical_Beast_Type">Magical Beast</text:a> </text:p>
          </table:table-cell>
        </table:table-row>
        <table:table-row>
          <table:table-cell table:style-name="Table17.A1" office:value-type="string">
            <text:p text:style-name="P17"><text:a xlink:type="simple" xlink:href="http://www.dandwiki.com/wiki/SRD:Reading_Creature_Entries#Hit_Dice">Hit Dice</text:a>: </text:p>
          </table:table-cell>
          <table:table-cell table:style-name="Table17.A1" office:value-type="string">
            <text:p text:style-name="P20">4d10+20<text:span text:style-name="T9">+8</text:span> (<text:span text:style-name="T9">50</text:span> hp) </text:p>
          </table:table-cell>
        </table:table-row>
        <table:table-row>
          <table:table-cell table:style-name="Table17.A1" office:value-type="string">
            <text:p text:style-name="P17"><text:a xlink:type="simple" xlink:href="http://www.dandwiki.com/wiki/SRD:Reading_Creature_Entries#Initiative">Initiative</text:a>: </text:p>
          </table:table-cell>
          <table:table-cell table:style-name="Table17.A1" office:value-type="string">
            <text:p text:style-name="P20">+3 </text:p>
          </table:table-cell>
        </table:table-row>
        <table:table-row>
          <table:table-cell table:style-name="Table17.A1" office:value-type="string">
            <text:p text:style-name="P17"><text:a xlink:type="simple" xlink:href="http://www.dandwiki.com/wiki/SRD:Reading_Creature_Entries#Speed">Speed</text:a>: </text:p>
          </table:table-cell>
          <table:table-cell table:style-name="Table17.A1" office:value-type="string">
            <text:p text:style-name="P20">60 ft. (12 squares) </text:p>
          </table:table-cell>
        </table:table-row>
        <table:table-row>
          <table:table-cell table:style-name="Table17.A1" office:value-type="string">
            <text:p text:style-name="P17"><text:a xlink:type="simple" xlink:href="http://www.dandwiki.com/wiki/SRD:Reading_Creature_Entries#Armor_Class">Armor Class</text:a>: </text:p>
          </table:table-cell>
          <table:table-cell table:style-name="Table17.A1" office:value-type="string">
            <text:p text:style-name="P20">18 (–1 size, +3 <text:a xlink:type="simple" xlink:href="http://www.dandwiki.com/wiki/SRD:Dexterity">Dex</text:a>, +6 natural),, touch 12, <text:a xlink:type="simple" xlink:href="http://www.dandwiki.com/wiki/SRD:Flat-Footed">flat-footed</text:a> 15 </text:p>
          </table:table-cell>
        </table:table-row>
        <table:table-row>
          <table:table-cell table:style-name="Table17.A1" office:value-type="string">
            <text:p text:style-name="P17"><text:a xlink:type="simple" xlink:href="http://www.dandwiki.com/wiki/SRD:Reading_Creature_Entries#Base_Attack.2FGrapple">Base Attack/Grapple</text:a>: </text:p>
          </table:table-cell>
          <table:table-cell table:style-name="Table17.A1" office:value-type="string">
            <text:p text:style-name="P20">+4/+1<text:span text:style-name="T9">5</text:span> </text:p>
          </table:table-cell>
        </table:table-row>
        <table:table-row>
          <table:table-cell table:style-name="Table17.A1" office:value-type="string">
            <text:p text:style-name="P17"><text:a xlink:type="simple" xlink:href="http://www.dandwiki.com/wiki/SRD:Reading_Creature_Entries#Attack">Attack</text:a>: </text:p>
          </table:table-cell>
          <table:table-cell table:style-name="Table17.A1" office:value-type="string">
            <text:p text:style-name="P20">Horn +1<text:span text:style-name="T9">3</text:span> melee (1d8+<text:span text:style-name="T9">10</text:span>) </text:p>
          </table:table-cell>
        </table:table-row>
        <table:table-row>
          <table:table-cell table:style-name="Table17.A1" office:value-type="string">
            <text:p text:style-name="P17"><text:a xlink:type="simple" xlink:href="http://www.dandwiki.com/wiki/SRD:Reading_Creature_Entries#Full_Attack">Full Attack</text:a>: </text:p>
          </table:table-cell>
          <table:table-cell table:style-name="Table17.A1" office:value-type="string">
            <text:p text:style-name="P20">Horn +1<text:span text:style-name="T9">3</text:span> melee (1d8+<text:span text:style-name="T9">10</text:span>) and 2 hooves +<text:span text:style-name="T9">5</text:span> melee (1d4+<text:span text:style-name="T9">4</text:span>) </text:p>
          </table:table-cell>
        </table:table-row>
        <table:table-row>
          <table:table-cell table:style-name="Table17.A1" office:value-type="string">
            <text:p text:style-name="P17"><text:a xlink:type="simple" xlink:href="http://www.dandwiki.com/wiki/SRD:Reading_Creature_Entries#Space.2FReach">Space/Reach</text:a>: </text:p>
          </table:table-cell>
          <table:table-cell table:style-name="Table17.A1" office:value-type="string">
            <text:p text:style-name="P20">10 ft./5 ft. </text:p>
          </table:table-cell>
        </table:table-row>
        <table:table-row>
          <table:table-cell table:style-name="Table17.A1" office:value-type="string">
            <text:p text:style-name="P17"><text:a xlink:type="simple" xlink:href="http://www.dandwiki.com/wiki/SRD:Reading_Creature_Entries#Special_Attacks_and_Special_Qualities">Special Attacks</text:a>: </text:p>
          </table:table-cell>
          <table:table-cell table:style-name="Table17.A1" office:value-type="string">
            <text:p text:style-name="P20">— </text:p>
          </table:table-cell>
        </table:table-row>
        <table:table-row>
          <table:table-cell table:style-name="Table17.A1" office:value-type="string">
            <text:p text:style-name="P17"><text:a xlink:type="simple" xlink:href="http://www.dandwiki.com/wiki/SRD:Reading_Creature_Entries#Special_Attacks_and_Special_Qualities">Special Qualities</text:a>: </text:p>
          </table:table-cell>
          <table:table-cell table:style-name="Table17.A1" office:value-type="string">
            <text:p text:style-name="P20"><text:a xlink:type="simple" xlink:href="http://www.dandwiki.com/wiki/SRD:Darkvision">Darkvision</text:a> 60 ft., <text:a xlink:type="simple" xlink:href="http://www.dandwiki.com/wiki/SRD:Magic_Circle_against_Evil">magic circle against evil</text:a>, <text:a xlink:type="simple" xlink:href="http://www.dandwiki.com/wiki/SRD:Spell-Like_Ability">spell-like abilities</text:a>, immunity to <text:a xlink:type="simple" xlink:href="http://www.dandwiki.com/wiki/SRD:Poison">poison</text:a>, charm, and compulsion, <text:a xlink:type="simple" xlink:href="http://www.dandwiki.com/wiki/SRD:Low-Light_Vision">low-light vision</text:a>, <text:a xlink:type="simple" xlink:href="http://www.dandwiki.com/wiki/SRD:Scent">scent</text:a>, wild empathy </text:p>
          </table:table-cell>
        </table:table-row>
        <table:table-row>
          <table:table-cell table:style-name="Table17.A1" office:value-type="string">
            <text:p text:style-name="P17"><text:a xlink:type="simple" xlink:href="http://www.dandwiki.com/wiki/SRD:Reading_Creature_Entries#Saves">Saves</text:a>: </text:p>
          </table:table-cell>
          <table:table-cell table:style-name="Table17.A1" office:value-type="string">
            <text:p text:style-name="P20">Fort +<text:span text:style-name="T9">11,</text:span> Ref +7, Will +6 </text:p>
          </table:table-cell>
        </table:table-row>
        <table:table-row>
          <table:table-cell table:style-name="Table17.A1" office:value-type="string">
            <text:p text:style-name="P17"><text:a xlink:type="simple" xlink:href="http://www.dandwiki.com/wiki/SRD:Reading_Creature_Entries#Abilities">Abilities</text:a>: </text:p>
          </table:table-cell>
          <table:table-cell table:style-name="Table17.A1" office:value-type="string">
            <text:p text:style-name="P20"><text:a xlink:type="simple" xlink:href="http://www.dandwiki.com/wiki/SRD:Strength">Str</text:a> 2<text:span text:style-name="T9">4,</text:span> <text:a xlink:type="simple" xlink:href="http://www.dandwiki.com/wiki/SRD:Dexterity">Dex</text:a> 17, <text:a xlink:type="simple" xlink:href="http://www.dandwiki.com/wiki/SRD:Constitution">Con</text:a> 2<text:span text:style-name="T9">5</text:span>, <text:a xlink:type="simple" xlink:href="http://www.dandwiki.com/wiki/SRD:Intelligence">Int</text:a> 10, <text:a xlink:type="simple" xlink:href="http://www.dandwiki.com/wiki/SRD:Wisdom">Wis</text:a> 21, <text:a xlink:type="simple" xlink:href="http://www.dandwiki.com/wiki/SRD:Charisma">Cha</text:a> 24 </text:p>
          </table:table-cell>
        </table:table-row>
        <table:table-row>
          <table:table-cell table:style-name="Table17.A1" office:value-type="string">
            <text:p text:style-name="P17"><text:a xlink:type="simple" xlink:href="http://www.dandwiki.com/wiki/SRD:Reading_Creature_Entries#Skills">Skills</text:a>: </text:p>
          </table:table-cell>
          <table:table-cell table:style-name="Table17.A1" office:value-type="string">
            <text:p text:style-name="P20"><text:a xlink:type="simple" xlink:href="http://www.dandwiki.com/wiki/SRD:Jump_Skill">Jump</text:a> +21, <text:a xlink:type="simple" xlink:href="http://www.dandwiki.com/wiki/SRD:Listen_Skill">Listen</text:a> +11, <text:a xlink:type="simple" xlink:href="http://www.dandwiki.com/wiki/SRD:Move_Silently_Skill">Move Silently</text:a> +9, <text:a xlink:type="simple" xlink:href="http://www.dandwiki.com/wiki/SRD:Spot_Skill">Spot</text:a> +11, <text:a xlink:type="simple" xlink:href="http://www.dandwiki.com/wiki/SRD:Survival_Skill">Survival</text:a> +8* </text:p>
          </table:table-cell>
        </table:table-row>
        <table:table-row>
          <table:table-cell table:style-name="Table17.A1" office:value-type="string">
            <text:p text:style-name="P17"><text:a xlink:type="simple" xlink:href="http://www.dandwiki.com/wiki/SRD:Reading_Creature_Entries#Feats">Feats</text:a>: </text:p>
          </table:table-cell>
          <table:table-cell table:style-name="Table17.A1" office:value-type="string">
            <text:p text:style-name="P20"><text:a xlink:type="simple" xlink:href="http://www.dandwiki.com/wiki/SRD:Alertness">Alertness</text:a>, <text:a xlink:type="simple" xlink:href="http://www.dandwiki.com/wiki/SRD:Skill_Focus">Skill Focus</text:a> (<text:a xlink:type="simple" xlink:href="http://www.dandwiki.com/wiki/SRD:Survival_Skill">Survival</text:a>) </text:p>
          </table:table-cell>
        </table:table-row>
        <table:table-row>
          <table:table-cell table:style-name="Table17.A1" office:value-type="string">
            <text:p text:style-name="P17"><text:a xlink:type="simple" xlink:href="http://www.dandwiki.com/wiki/SRD:Reading_Creature_Entries#Environment">Environment</text:a>: </text:p>
          </table:table-cell>
          <table:table-cell table:style-name="Table17.A1" office:value-type="string">
            <text:p text:style-name="P20">Temperate forests </text:p>
          </table:table-cell>
        </table:table-row>
        <table:table-row>
          <table:table-cell table:style-name="Table17.A1" office:value-type="string">
            <text:p text:style-name="P17"><text:a xlink:type="simple" xlink:href="http://www.dandwiki.com/wiki/SRD:Reading_Creature_Entries#Organization">Organization</text:a>: </text:p>
          </table:table-cell>
          <table:table-cell table:style-name="Table17.A1" office:value-type="string">
            <text:p text:style-name="P20">Solitary, pair, or grace (3–6) </text:p>
          </table:table-cell>
        </table:table-row>
        <table:table-row>
          <table:table-cell table:style-name="Table17.A1" office:value-type="string">
            <text:p text:style-name="P17"><text:a xlink:type="simple" xlink:href="http://www.dandwiki.com/wiki/SRD:Reading_Creature_Entries#Challenge_Rating">Challenge Rating</text:a>: </text:p>
          </table:table-cell>
          <table:table-cell table:style-name="Table17.A1" office:value-type="string">
            <text:p text:style-name="P20">3 </text:p>
          </table:table-cell>
        </table:table-row>
        <table:table-row>
          <table:table-cell table:style-name="Table17.A1" office:value-type="string">
            <text:p text:style-name="P17"><text:a xlink:type="simple" xlink:href="http://www.dandwiki.com/wiki/SRD:Reading_Creature_Entries#Treasure">Treasure</text:a>: </text:p>
          </table:table-cell>
          <table:table-cell table:style-name="Table17.A1" office:value-type="string">
            <text:p text:style-name="P20">None </text:p>
          </table:table-cell>
        </table:table-row>
        <table:table-row>
          <table:table-cell table:style-name="Table17.A1" office:value-type="string">
            <text:p text:style-name="P17"><text:a xlink:type="simple" xlink:href="http://www.dandwiki.com/wiki/SRD:Reading_Creature_Entries#Alignment">Alignment</text:a>: </text:p>
          </table:table-cell>
          <table:table-cell table:style-name="Table17.A1" office:value-type="string">
            <text:p text:style-name="P20">Always <text:a xlink:type="simple" xlink:href="http://www.dandwiki.com/wiki/SRD:Chaotic_Good">chaotic good</text:a> </text:p>
          </table:table-cell>
        </table:table-row>
        <table:table-row>
          <table:table-cell table:style-name="Table17.A1" office:value-type="string">
            <text:p text:style-name="P17"><text:a xlink:type="simple" xlink:href="http://www.dandwiki.com/wiki/SRD:Reading_Creature_Entries#Advancement">Advancement</text:a>: </text:p>
          </table:table-cell>
          <table:table-cell table:style-name="Table17.A1" office:value-type="string">
            <text:p text:style-name="P20">5–8 <text:a xlink:type="simple" xlink:href="http://www.dandwiki.com/wiki/SRD:Hit_Dice">HD</text:a> (Large) </text:p>
          </table:table-cell>
        </table:table-row>
        <table:table-row>
          <table:table-cell table:style-name="Table17.A1" office:value-type="string">
            <text:p text:style-name="P17"><text:a xlink:type="simple" xlink:href="http://www.dandwiki.com/wiki/SRD:Reading_Creature_Entries#Level_Adjustment">Level Adjustment</text:a>: </text:p>
          </table:table-cell>
          <table:table-cell table:style-name="Table17.A1" office:value-type="string">
            <text:p text:style-name="P20">+4 (cohort) </text:p>
          </table:table-cell>
        </table:table-row>
      </table:table>
      <text:p text:style-name="P10">A unicorn has deep sea-blue, violet, brown, or fiery gold eyes. Males sport a white beard. </text:p>
      <text:p text:style-name="P10">A typical adult unicorn grows to 8 feet in length, stands 5 feet high at the shoulder, and weighs 1,200 pounds. Females are slightly smaller and slimmer than males. </text:p>
      <text:p text:style-name="P10">Unicorns speak Sylvan and Common. </text:p>
      <text:p text:style-name="P10"><text:span text:style-name="T3">Magic Circle against Evil (</text:span><text:a xlink:type="simple" xlink:href="http://www.dandwiki.com/wiki/SRD:Su"><text:span text:style-name="T3">Su</text:span></text:a><text:span text:style-name="T3">):</text:span> This ability continuously duplicates the effect of the spell. A unicorn cannot suppress this ability. </text:p>
      <text:p text:style-name="P10"><text:a xlink:type="simple" xlink:href="http://www.dandwiki.com/wiki/SRD:Spell-Like_Ability"><text:span text:style-name="T3">Spell-Like Abilities</text:span></text:a><text:span text:style-name="T3">:</text:span> Unicorns can use <text:a xlink:type="simple" xlink:href="http://www.dandwiki.com/wiki/SRD:Detect_Evil"><text:span text:style-name="T5">detect evil</text:span></text:a> at will as a <text:a xlink:type="simple" xlink:href="http://www.dandwiki.com/wiki/SRD:Free_Actions">free action</text:a>. </text:p>
      <text:p text:style-name="P10">Once per day a unicorn can use <text:a xlink:type="simple" xlink:href="http://www.dandwiki.com/wiki/SRD:Greater_Teleport"><text:span text:style-name="T5">greater teleport</text:span></text:a> to move anywhere within its home. It cannot teleport beyond the forest boundaries nor back from outside. </text:p>
      <text:p text:style-name="P10">A unicorn can use <text:a xlink:type="simple" xlink:href="http://www.dandwiki.com/wiki/SRD:Cure_Light_Wounds"><text:span text:style-name="T5">cure light wounds</text:span></text:a> three times per day and <text:a xlink:type="simple" xlink:href="http://www.dandwiki.com/wiki/SRD:Cure_Moderate_Wounds"><text:span text:style-name="T5">cure moderate wounds</text:span></text:a> once per day (<text:a xlink:type="simple" xlink:href="http://www.dandwiki.com/wiki/SRD:Caster_Level">caster level</text:a> 5th) by touching a wounded creature with its horn. Once per day it can use <text:a xlink:type="simple" xlink:href="http://www.dandwiki.com/wiki/SRD:Neutralize_Poison"><text:span text:style-name="T5">neutralize poison</text:span></text:a> (<text:a xlink:type="simple" xlink:href="http://www.dandwiki.com/wiki/SRD:DC">DC</text:a> 21, <text:a xlink:type="simple" xlink:href="http://www.dandwiki.com/wiki/SRD:Caster_Level">caster level</text:a> 8th) with a touch of its horn. The save <text:a xlink:type="simple" xlink:href="http://www.dandwiki.com/wiki/SRD:DC">DC</text:a> is <text:a xlink:type="simple" xlink:href="http://www.dandwiki.com/wiki/SRD:Charisma">Charisma</text:a>-based. </text:p>
      <text:p text:style-name="P10"><text:span text:style-name="T3">Wild Empathy (</text:span><text:a xlink:type="simple" xlink:href="http://www.dandwiki.com/wiki/SRD:Ex"><text:span text:style-name="T3">Ex</text:span></text:a><text:span text:style-name="T3">):</text:span> This power works like the <text:a xlink:type="simple" xlink:href="http://www.dandwiki.com/wiki/SRD:Druid">druid</text:a>’s wild empathy <text:a xlink:type="simple" xlink:href="http://www.dandwiki.com/wiki/SRD:Class">class</text:a> feature, except that a unicorn has a +6 racial bonus on the check. </text:p>
      <text:p text:style-name="P10"><text:a xlink:type="simple" xlink:href="http://www.dandwiki.com/wiki/SRD:Skills_%28Creature_Statistic%29"><text:span text:style-name="T3">Skills:</text:span></text:a> Unicorns have a +4 racial bonus on <text:a xlink:type="simple" xlink:href="http://www.dandwiki.com/wiki/SRD:Move_Silently_Skill">Move Silently</text:a> checks. *Unicorns have a +3 competence bonus on <text:a xlink:type="simple" xlink:href="http://www.dandwiki.com/wiki/SRD:Survival_Skill">Survival</text:a> checks within the boundaries of their forest. </text:p>
      <text:p text:style-name="P10"><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20:20:30</meta:creation-date>
    <dc:date>2011-04-12T22:12:07</dc:date>
    <meta:editing-duration>PT00H10M49S</meta:editing-duration>
    <meta:editing-cycles>2</meta:editing-cycles>
    <meta:generator>OpenOffice.org/3.2$Linux OpenOffice.org_project/320m19$Build-9505</meta:generator>
    <meta:document-statistic meta:table-count="7" meta:image-count="0" meta:object-count="0" meta:page-count="7" meta:paragraph-count="353" meta:word-count="1765" meta:character-count="10552"/>
  </office:meta>
</office:document-meta>
</file>